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2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0.513cm" style:rel-column-width="3672*"/>
    </style:style>
    <style:style style:name="Tableau1.B" style:family="table-column">
      <style:table-column-properties style:column-width="1.321cm" style:rel-column-width="9464*"/>
    </style:style>
    <style:style style:name="Tableau1.C" style:family="table-column">
      <style:table-column-properties style:column-width="0.141cm" style:rel-column-width="1014*"/>
    </style:style>
    <style:style style:name="Tableau1.L" style:family="table-column">
      <style:table-column-properties style:column-width="1.323cm" style:rel-column-width="9473*"/>
    </style:style>
    <style:style style:name="Tableau1.1" style:family="table-row">
      <style:table-row-properties style:row-height="0.702cm"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padding-left="0cm" fo:padding-right="0.101cm" fo:padding-top="0.101cm" fo:padding-bottom="0.101cm" fo:border="none"/>
    </style:style>
    <style:style style:name="Tableau1.B1" style:family="table-cell">
      <style:table-cell-properties style:vertical-align="middle" fo:padding="0.097cm" fo:border="0.6pt solid #d7e12c"/>
    </style:style>
    <style:style style:name="Tableau1.C1" style:family="table-cell">
      <style:table-cell-properties style:vertical-align="middle" fo:padding="0.097cm" fo:border-left="0.05pt solid #000000" fo:border-right="none" fo:border-top="none" fo:border-bottom="none"/>
    </style:style>
    <style:style style:name="Tableau1.D1" style:family="table-cell">
      <style:table-cell-properties style:vertical-align="middle" fo:background-color="transparent" fo:padding="0.097cm" fo:border="0.6pt solid #d7e12c" style:writing-mode="lr-tb">
        <style:background-image/>
      </style:table-cell-properties>
    </style:style>
    <style:style style:name="Table1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513cm" style:rel-column-width="3672*"/>
    </style:style>
    <style:style style:name="Table1.B" style:family="table-column">
      <style:table-column-properties style:column-width="1.321cm" style:rel-column-width="9464*"/>
    </style:style>
    <style:style style:name="Table1.C" style:family="table-column">
      <style:table-column-properties style:column-width="0.141cm" style:rel-column-width="1014*"/>
    </style:style>
    <style:style style:name="Table1.L" style:family="table-column">
      <style:table-column-properties style:column-width="1.323cm" style:rel-column-width="9473*"/>
    </style:style>
    <style:style style:name="Table1.1" style:family="table-row">
      <style:table-row-properties style:row-height="0.702cm" fo:background-color="transparent" fo:keep-together="always">
        <style:background-image/>
      </style:table-row-properties>
    </style:style>
    <style:style style:name="Table1.A1" style:family="table-cell">
      <style:table-cell-properties style:vertical-align="middle" fo:padding-left="0cm" fo:padding-right="0.101cm" fo:padding-top="0.101cm" fo:padding-bottom="0.101cm" fo:border="none"/>
    </style:style>
    <style:style style:name="Table1.B1" style:family="table-cell">
      <style:table-cell-properties style:vertical-align="middle" fo:padding="0.097cm" fo:border="0.6pt solid #d7e12c"/>
    </style:style>
    <style:style style:name="Table1.C1" style:family="table-cell">
      <style:table-cell-properties style:vertical-align="middle" fo:padding="0.097cm" fo:border-left="0.05pt solid #000000" fo:border-right="none" fo:border-top="none" fo:border-bottom="none"/>
    </style:style>
    <style:style style:name="Table1.D1" style:family="table-cell">
      <style:table-cell-properties style:vertical-align="middle" fo:background-color="transparent" fo:padding="0.097cm" fo:border="0.6pt solid #d7e12c" style:writing-mode="lr-tb">
        <style:background-image/>
      </style:table-cell-properties>
    </style:style>
    <style:style style:name="Table2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513cm" style:rel-column-width="3672*"/>
    </style:style>
    <style:style style:name="Table2.B" style:family="table-column">
      <style:table-column-properties style:column-width="1.321cm" style:rel-column-width="9464*"/>
    </style:style>
    <style:style style:name="Table2.C" style:family="table-column">
      <style:table-column-properties style:column-width="0.141cm" style:rel-column-width="1014*"/>
    </style:style>
    <style:style style:name="Table2.L" style:family="table-column">
      <style:table-column-properties style:column-width="1.323cm" style:rel-column-width="9473*"/>
    </style:style>
    <style:style style:name="Table2.1" style:family="table-row">
      <style:table-row-properties style:row-height="0.702cm" fo:background-color="transparent" fo:keep-together="always">
        <style:background-image/>
      </style:table-row-properties>
    </style:style>
    <style:style style:name="Table2.A1" style:family="table-cell">
      <style:table-cell-properties style:vertical-align="middle" fo:padding-left="0cm" fo:padding-right="0.101cm" fo:padding-top="0.101cm" fo:padding-bottom="0.101cm" fo:border="none"/>
    </style:style>
    <style:style style:name="Table2.B1" style:family="table-cell">
      <style:table-cell-properties style:vertical-align="middle" fo:padding="0.097cm" fo:border="0.6pt solid #d7e12c"/>
    </style:style>
    <style:style style:name="Table2.C1" style:family="table-cell">
      <style:table-cell-properties style:vertical-align="middle" fo:padding="0.097cm" fo:border-left="0.05pt solid #000000" fo:border-right="none" fo:border-top="none" fo:border-bottom="none"/>
    </style:style>
    <style:style style:name="Table2.D1" style:family="table-cell">
      <style:table-cell-properties style:vertical-align="middle" fo:background-color="transparent" fo:padding="0.097cm" fo:border="0.6pt solid #d7e12c" style:writing-mode="lr-tb">
        <style:background-image/>
      </style:table-cell-properties>
    </style:style>
    <style:style style:name="Table3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0.402cm" style:rel-column-width="2876*"/>
    </style:style>
    <style:style style:name="Table3.B" style:family="table-column">
      <style:table-column-properties style:column-width="1.423cm" style:rel-column-width="10196*"/>
    </style:style>
    <style:style style:name="Table3.C" style:family="table-column">
      <style:table-column-properties style:column-width="0.041cm" style:rel-column-width="295*"/>
    </style:style>
    <style:style style:name="Table3.L" style:family="table-column">
      <style:table-column-properties style:column-width="1.425cm" style:rel-column-width="10204*"/>
    </style:style>
    <style:style style:name="Table3.1" style:family="table-row">
      <style:table-row-properties style:row-height="0.803cm" fo:background-color="transparent" fo:keep-together="always">
        <style:background-image/>
      </style:table-row-properties>
    </style:style>
    <style:style style:name="Table3.A1" style:family="table-cell">
      <style:table-cell-properties style:vertical-align="middle" fo:padding-left="0cm" fo:padding-right="0.101cm" fo:padding-top="0.101cm" fo:padding-bottom="0.101cm" fo:border="none"/>
    </style:style>
    <style:style style:name="Table3.B1" style:family="table-cell">
      <style:table-cell-properties style:vertical-align="middle" fo:padding="0.097cm" fo:border="0.6pt solid #d7e12c"/>
    </style:style>
    <style:style style:name="Table3.C1" style:family="table-cell">
      <style:table-cell-properties style:vertical-align="middle" fo:padding="0.097cm" fo:border-left="0.05pt solid #000000" fo:border-right="none" fo:border-top="none" fo:border-bottom="none"/>
    </style:style>
    <style:style style:name="Table3.D1" style:family="table-cell">
      <style:table-cell-properties style:vertical-align="middle" fo:background-color="transparent" fo:padding="0.097cm" fo:border="0.6pt solid #d7e12c" style:writing-mode="lr-tb">
        <style:background-image/>
      </style:table-cell-properties>
    </style:style>
    <style:style style:name="Table4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0.513cm" style:rel-column-width="3672*"/>
    </style:style>
    <style:style style:name="Table4.B" style:family="table-column">
      <style:table-column-properties style:column-width="1.321cm" style:rel-column-width="9464*"/>
    </style:style>
    <style:style style:name="Table4.C" style:family="table-column">
      <style:table-column-properties style:column-width="0.141cm" style:rel-column-width="1014*"/>
    </style:style>
    <style:style style:name="Table4.L" style:family="table-column">
      <style:table-column-properties style:column-width="1.323cm" style:rel-column-width="9473*"/>
    </style:style>
    <style:style style:name="Table4.1" style:family="table-row">
      <style:table-row-properties style:row-height="0.803cm" fo:background-color="transparent" fo:keep-together="always">
        <style:background-image/>
      </style:table-row-properties>
    </style:style>
    <style:style style:name="Table4.A1" style:family="table-cell">
      <style:table-cell-properties style:vertical-align="middle" fo:padding-left="0cm" fo:padding-right="0.101cm" fo:padding-top="0.101cm" fo:padding-bottom="0.101cm" fo:border="none"/>
    </style:style>
    <style:style style:name="Table4.B1" style:family="table-cell">
      <style:table-cell-properties style:vertical-align="middle" fo:padding="0.097cm" fo:border="0.6pt solid #d7e12c"/>
    </style:style>
    <style:style style:name="Table4.C1" style:family="table-cell">
      <style:table-cell-properties style:vertical-align="middle" fo:padding="0.097cm" fo:border-left="0.05pt solid #000000" fo:border-right="none" fo:border-top="none" fo:border-bottom="none"/>
    </style:style>
    <style:style style:name="Table4.D1" style:family="table-cell">
      <style:table-cell-properties style:vertical-align="middle" fo:background-color="transparent" fo:padding="0.097cm" fo:border="0.6pt solid #d7e12c" style:writing-mode="lr-tb">
        <style:background-image/>
      </style:table-cell-properties>
    </style:style>
    <style:style style:name="Tableau19" style:family="table">
      <style:table-properties style:width="9.151cm" table:align="margins" fo:background-color="transparent">
        <style:background-image/>
      </style:table-properties>
    </style:style>
    <style:style style:name="Tableau19.A" style:family="table-column">
      <style:table-column-properties style:column-width="1.831cm" style:rel-column-width="13107*"/>
    </style:style>
    <style:style style:name="Tableau19.1" style:family="table-row">
      <style:table-row-properties style:min-row-height="0.011cm" fo:background-color="transparent">
        <style:background-image/>
      </style:table-row-properties>
    </style:style>
    <style:style style:name="Tableau19.A1" style:family="table-cell">
      <style:table-cell-properties style:vertical-align="middle" fo:padding="0cm" fo:border="none"/>
    </style:style>
    <style:style style:name="Tableau20" style:family="table">
      <style:table-properties style:width="8.996cm" table:align="left"/>
    </style:style>
    <style:style style:name="Tableau20.A" style:family="table-column">
      <style:table-column-properties style:column-width="3cm"/>
    </style:style>
    <style:style style:name="Tableau20.C" style:family="table-column">
      <style:table-column-properties style:column-width="2.995cm"/>
    </style:style>
    <style:style style:name="Tableau20.1" style:family="table-row">
      <style:table-row-properties style:min-row-height="0.101cm"/>
    </style:style>
    <style:style style:name="Tableau20.A1" style:family="table-cell">
      <style:table-cell-properties style:vertical-align="middle"/>
    </style:style>
    <style:style style:name="Tableau21" style:family="table">
      <style:table-properties style:width="9.151cm" table:align="margins"/>
    </style:style>
    <style:style style:name="Tableau21.A" style:family="table-column">
      <style:table-column-properties style:column-width="3.05cm" style:rel-column-width="21845*"/>
    </style:style>
    <style:style style:name="Tableau21.A1" style:family="table-cell">
      <style:table-cell-properties style:vertical-align="middle"/>
    </style:style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2.288cm" style:rel-column-width="16383*"/>
    </style:style>
    <style:style style:name="Tableau6.D" style:family="table-column">
      <style:table-column-properties style:column-width="2.288cm" style:rel-column-width="16386*"/>
    </style:style>
    <style:style style:name="Tableau6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Bitstream Vera Sans" fo:font-size="10pt" officeooo:rsid="0080d39b" officeooo:paragraph-rsid="0080d39b"/>
    </style:style>
    <style:style style:name="P4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P5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40e4a9"/>
    </style:style>
    <style:style style:name="P6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2b099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Header">
      <style:text-properties fo:font-size="3pt" style:font-size-asian="4pt" style:font-size-complex="4pt"/>
    </style:style>
    <style:style style:name="P9" style:family="paragraph" style:parent-style-name="Header">
      <style:text-properties fo:font-size="14pt" style:font-size-asian="14pt" style:font-size-complex="14pt"/>
    </style:style>
    <style:style style:name="P10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1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2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92b099" officeooo:paragraph-rsid="00d4df5c" fo:background-color="transparent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c384cf"/>
    </style:style>
    <style:style style:name="P1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2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2" officeooo:paragraph-rsid="00734371"/>
    </style:style>
    <style:style style:name="P2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2" officeooo:paragraph-rsid="007619f9"/>
    </style:style>
    <style:style style:name="P2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2" officeooo:paragraph-rsid="00773ebe"/>
    </style:style>
    <style:style style:name="P2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2" officeooo:paragraph-rsid="007a8e0a"/>
    </style:style>
    <style:style style:name="P27" style:family="paragraph" style:parent-style-name="Table_20_Contents">
      <style:paragraph-properties fo:margin-top="0cm" fo:margin-bottom="0cm" style:contextual-spacing="false" fo:line-height="100%"/>
      <style:text-properties officeooo:paragraph-rsid="00734371"/>
    </style:style>
    <style:style style:name="P28" style:family="paragraph" style:parent-style-name="Table_20_Contents">
      <style:paragraph-properties fo:margin-top="0cm" fo:margin-bottom="0cm" style:contextual-spacing="false" fo:line-height="100%"/>
      <style:text-properties officeooo:paragraph-rsid="007619f9"/>
    </style:style>
    <style:style style:name="P29" style:family="paragraph" style:parent-style-name="Table_20_Contents">
      <style:paragraph-properties fo:margin-top="0cm" fo:margin-bottom="0cm" style:contextual-spacing="false" fo:line-height="100%"/>
      <style:text-properties officeooo:paragraph-rsid="00773ebe"/>
    </style:style>
    <style:style style:name="P30" style:family="paragraph" style:parent-style-name="Table_20_Contents">
      <style:paragraph-properties fo:margin-top="0cm" fo:margin-bottom="0cm" style:contextual-spacing="false" fo:line-height="100%"/>
      <style:text-properties officeooo:paragraph-rsid="007a8e0a"/>
    </style:style>
    <style:style style:name="P31" style:family="paragraph" style:parent-style-name="Table_20_Contents">
      <style:paragraph-properties fo:margin-top="0cm" fo:margin-bottom="0cm" style:contextual-spacing="false"/>
      <style:text-properties officeooo:paragraph-rsid="00734371"/>
    </style:style>
    <style:style style:name="P32" style:family="paragraph" style:parent-style-name="Table_20_Contents">
      <style:paragraph-properties fo:margin-top="0cm" fo:margin-bottom="0cm" style:contextual-spacing="false"/>
      <style:text-properties officeooo:paragraph-rsid="007619f9"/>
    </style:style>
    <style:style style:name="P33" style:family="paragraph" style:parent-style-name="Table_20_Contents">
      <style:paragraph-properties fo:margin-top="0cm" fo:margin-bottom="0cm" style:contextual-spacing="false"/>
      <style:text-properties officeooo:paragraph-rsid="00773ebe"/>
    </style:style>
    <style:style style:name="P34" style:family="paragraph" style:parent-style-name="Table_20_Contents">
      <style:paragraph-properties fo:margin-top="0cm" fo:margin-bottom="0cm" style:contextual-spacing="false"/>
      <style:text-properties officeooo:paragraph-rsid="007a8e0a"/>
    </style:style>
    <style:style style:name="P35" style:family="paragraph" style:parent-style-name="Text_20_body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style:font-name="Bitstream Vera Sans2" fo:font-size="10pt" fo:font-style="normal" officeooo:paragraph-rsid="00734371" style:font-size-asian="10pt" style:font-style-asian="normal" style:font-size-complex="10pt" style:font-style-complex="normal"/>
    </style:style>
    <style:style style:name="P36" style:family="paragraph" style:parent-style-name="Text_20_body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style:font-name="Bitstream Vera Sans2" fo:font-size="10pt" fo:font-style="normal" officeooo:rsid="007619f9" officeooo:paragraph-rsid="007619f9" style:font-size-asian="10pt" style:font-style-asian="normal" style:font-size-complex="10pt" style:font-style-complex="normal"/>
    </style:style>
    <style:style style:name="P37" style:family="paragraph" style:parent-style-name="Text_20_body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style:font-name="Bitstream Vera Sans2" fo:font-size="10pt" fo:font-style="normal" officeooo:rsid="00773ebe" officeooo:paragraph-rsid="00773ebe" style:font-size-asian="10pt" style:font-style-asian="normal" style:font-size-complex="10pt" style:font-style-complex="normal"/>
    </style:style>
    <style:style style:name="P38" style:family="paragraph" style:parent-style-name="Text_20_body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style:font-name="Bitstream Vera Sans2" fo:font-size="9pt" fo:font-style="normal" officeooo:rsid="007a8e0a" officeooo:paragraph-rsid="007a8e0a" style:font-size-asian="9pt" style:font-style-asian="normal" style:font-size-complex="9pt" style:font-style-complex="normal"/>
    </style:style>
    <style:style style:name="P39" style:family="paragraph" style:parent-style-name="Text_20_body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officeooo:paragraph-rsid="007b9bee"/>
    </style:style>
    <style:style style:name="P40" style:family="paragraph" style:parent-style-name="Text_20_body">
      <style:paragraph-properties fo:margin-top="0cm" fo:margin-bottom="0cm" style:contextual-spacing="false" fo:line-height="100%" fo:text-align="center" style:justify-single-word="false">
        <style:tab-stops/>
      </style:paragraph-properties>
      <style:text-properties style:font-name="Bitstream Vera Sans2" fo:font-size="10pt" fo:font-style="normal" officeooo:paragraph-rsid="00734371" style:font-size-asian="10pt" style:font-style-asian="normal" style:font-size-complex="10pt" style:font-style-complex="normal"/>
    </style:style>
    <style:style style:name="P41" style:family="paragraph" style:parent-style-name="Text_20_body">
      <style:paragraph-properties fo:margin-top="0cm" fo:margin-bottom="0cm" style:contextual-spacing="false" fo:line-height="100%" fo:text-align="center" style:justify-single-word="false">
        <style:tab-stops/>
      </style:paragraph-properties>
      <style:text-properties style:font-name="Bitstream Vera Sans2" fo:font-size="10pt" fo:font-style="normal" officeooo:rsid="007619f9" officeooo:paragraph-rsid="007619f9" style:font-size-asian="10pt" style:font-style-asian="normal" style:font-size-complex="10pt" style:font-style-complex="normal"/>
    </style:style>
    <style:style style:name="P42" style:family="paragraph" style:parent-style-name="Text_20_body">
      <style:paragraph-properties fo:margin-top="0cm" fo:margin-bottom="0cm" style:contextual-spacing="false" fo:line-height="100%" fo:text-align="center" style:justify-single-word="false">
        <style:tab-stops/>
      </style:paragraph-properties>
      <style:text-properties style:font-name="Bitstream Vera Sans2" fo:font-size="10pt" fo:font-style="normal" officeooo:rsid="00773ebe" officeooo:paragraph-rsid="00773ebe" style:font-size-asian="10pt" style:font-style-asian="normal" style:font-size-complex="10pt" style:font-style-complex="normal"/>
    </style:style>
    <style:style style:name="P43" style:family="paragraph" style:parent-style-name="_5f_Paragraphe_20_livret">
      <style:text-properties officeooo:paragraph-rsid="0092b099"/>
    </style:style>
    <style:style style:name="P44" style:family="paragraph" style:parent-style-name="_5f_Paragraphe_20_livret">
      <style:text-properties style:font-name="Bitstream Vera Sans2" fo:font-size="10pt" fo:font-style="normal" officeooo:paragraph-rsid="0092b099" style:font-size-asian="10pt" style:font-style-asian="normal" style:font-size-complex="10pt" style:font-style-complex="normal"/>
    </style:style>
    <style:style style:name="P45" style:family="paragraph" style:parent-style-name="Exo_5f_Num" style:list-style-name="_5f_Numérotation_20_des_20_exercices_20_livrets">
      <style:paragraph-properties fo:margin-top="0.499cm" fo:margin-bottom="0.199cm" style:contextual-spacing="false"/>
      <style:text-properties officeooo:paragraph-rsid="008794fa"/>
    </style:style>
    <style:style style:name="P46" style:family="paragraph" style:parent-style-name="Standard" style:list-style-name="liste_5f_abc">
      <style:paragraph-properties fo:margin-top="0.6cm" fo:margin-bottom="0.7cm" style:contextual-spacing="false"/>
      <style:text-properties fo:font-style="normal" officeooo:paragraph-rsid="00834ec8" style:font-style-asian="normal" style:font-style-complex="normal"/>
    </style:style>
    <style:style style:name="P47" style:family="paragraph" style:parent-style-name="Standard" style:list-style-name="_5f_Numérotation_20_des_20_exercices_20_livrets">
      <style:paragraph-properties fo:margin-top="0.499cm" fo:margin-bottom="0.4cm" style:contextual-spacing="false"/>
      <style:text-properties officeooo:paragraph-rsid="008794fa"/>
    </style:style>
    <style:style style:name="P48" style:family="paragraph" style:parent-style-name="Text_20_body" style:list-style-name="liste_5f_abc">
      <style:paragraph-properties fo:margin-top="0.6cm" fo:margin-bottom="0.7cm" style:contextual-spacing="false" fo:line-height="100%" fo:text-align="start" style:justify-single-word="false"/>
      <style:text-properties officeooo:paragraph-rsid="00834ec8"/>
    </style:style>
    <style:style style:name="P49" style:family="paragraph" style:parent-style-name="_5f_Footer_20_page_20_paire_20__28_G_29_"/>
    <style:style style:name="P50" style:family="paragraph" style:parent-style-name="_5f_Footer_20_page_20_paire_20__28_G_29_">
      <style:text-properties officeooo:paragraph-rsid="02cdb06c"/>
    </style:style>
    <style:style style:name="P51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5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P53" style:family="paragraph" style:parent-style-name="_5f_Paragraphe_20_livret_20_" style:list-style-name="_5f_Numérotation_20_des_20_exercices_20_livrets"/>
    <style:style style:name="P54" style:family="paragraph" style:parent-style-name="_5f_Paragraphe_20_livret_20_" style:list-style-name="_5f_Numérotation_20_des_20_exercices_20_livrets">
      <style:text-properties officeooo:paragraph-rsid="008794fa"/>
    </style:style>
    <style:style style:name="P55" style:family="paragraph" style:parent-style-name="_5f_Paragraphe_20_livret_20_" style:list-style-name="_5f_Numérotation_20_des_20_exercices_20_livrets">
      <style:paragraph-properties fo:margin-top="0.7cm" fo:margin-bottom="0.101cm" style:contextual-spacing="false"/>
      <style:text-properties officeooo:paragraph-rsid="008794fa"/>
    </style:style>
    <style:style style:name="P56" style:family="paragraph" style:parent-style-name="_5f_Paragraphe_20_livret_20_réponse_20_élève">
      <style:text-properties officeooo:paragraph-rsid="00734371"/>
    </style:style>
    <style:style style:name="P57" style:family="paragraph" style:parent-style-name="_5f_Paragraphe_20_livret_20_réponse_20_élève">
      <style:text-properties officeooo:paragraph-rsid="007619f9"/>
    </style:style>
    <style:style style:name="P58" style:family="paragraph" style:parent-style-name="_5f_Paragraphe_20_livret_20_réponse_20_élève">
      <style:text-properties officeooo:paragraph-rsid="00773ebe"/>
    </style:style>
    <style:style style:name="P59" style:family="paragraph" style:parent-style-name="_5f_Paragraphe_20_livret_20_réponse_20_élève">
      <style:text-properties officeooo:paragraph-rsid="007a8e0a"/>
    </style:style>
    <style:style style:name="P60" style:family="paragraph" style:parent-style-name="_5f_Paragraphe_20_livret_20_réponse_20_élève" style:list-style-name="">
      <style:paragraph-properties fo:text-align="center" style:justify-single-word="false"/>
      <style:text-properties officeooo:paragraph-rsid="008b330d"/>
    </style:style>
    <style:style style:name="P61" style:family="paragraph" style:parent-style-name="_5f_Paragraphe_20_livret_20_réponse_20_élève" style:list-style-name="">
      <style:paragraph-properties fo:text-align="center" style:justify-single-word="false"/>
      <style:text-properties officeooo:paragraph-rsid="00834ec8"/>
    </style:style>
    <style:style style:name="P62" style:family="paragraph" style:parent-style-name="_5f_Paragraphe_20_livret_20_réponse_20_élève" style:list-style-name="liste_5f_abc">
      <style:paragraph-properties fo:margin-top="0.4cm" fo:margin-bottom="0.7cm" style:contextual-spacing="false" fo:line-height="100%"/>
      <style:text-properties officeooo:paragraph-rsid="00834ec8"/>
    </style:style>
    <style:style style:name="P63" style:family="paragraph" style:parent-style-name="_5f_Paragraphe_20_énoncé_20_après_20_numéro_20_question">
      <style:text-properties officeooo:rsid="00734371" officeooo:paragraph-rsid="00734371"/>
    </style:style>
    <style:style style:name="P64" style:family="paragraph" style:parent-style-name="_5f_Paragraphe_20_énoncé_20_après_20_numéro_20_question">
      <style:text-properties officeooo:rsid="00743362" officeooo:paragraph-rsid="007ed724"/>
    </style:style>
    <style:style style:name="P65" style:family="paragraph" style:parent-style-name="_5f_Paragraphe_20_énoncé_20_après_20_numéro_20_question" style:list-style-name="_5f_Numérotation_20_des_20_exercices_20_livrets">
      <style:text-properties officeooo:rsid="00743362" officeooo:paragraph-rsid="007619f9"/>
    </style:style>
    <style:style style:name="P66" style:family="paragraph" style:parent-style-name="_5f_Paragraphe_20_énoncé_20_après_20_numéro_20_question" style:list-style-name="_5f_Numérotation_20_des_20_exercices_20_livrets">
      <style:text-properties officeooo:rsid="00743362" officeooo:paragraph-rsid="00773ebe"/>
    </style:style>
    <style:style style:name="P67" style:family="paragraph" style:parent-style-name="_5f_Paragraphe_20_énoncé_20_après_20_numéro_20_question" style:list-style-name="_5f_Numérotation_20_des_20_exercices_20_livrets">
      <style:text-properties officeooo:rsid="00743362" officeooo:paragraph-rsid="007a8e0a"/>
    </style:style>
    <style:style style:name="P68" style:family="paragraph" style:parent-style-name="_5f_Paragraphe_20_énoncé_20_après_20_numéro_20_question" style:list-style-name="_5f_Numérotation_20_des_20_exercices_20_livrets">
      <style:text-properties officeooo:rsid="00743362" officeooo:paragraph-rsid="0080d39b"/>
    </style:style>
    <style:style style:name="P69" style:family="paragraph" style:parent-style-name="_5f_Paragraphe_20_énoncé_20_après_20_numéro_20_question">
      <style:text-properties officeooo:rsid="007619f9" officeooo:paragraph-rsid="007619f9"/>
    </style:style>
    <style:style style:name="P70" style:family="paragraph" style:parent-style-name="_5f_Paragraphe_20_énoncé_20_après_20_numéro_20_question">
      <style:text-properties officeooo:rsid="007619f9" officeooo:paragraph-rsid="00773ebe"/>
    </style:style>
    <style:style style:name="P71" style:family="paragraph" style:parent-style-name="_5f_Paragraphe_20_énoncé_20_après_20_numéro_20_question">
      <style:text-properties officeooo:rsid="007619f9" officeooo:paragraph-rsid="007a8e0a"/>
    </style:style>
    <style:style style:name="P72" style:family="paragraph" style:parent-style-name="_5f_Paragraphe_20_énoncé_20_après_20_numéro_20_question" style:list-style-name="_5f_Numérotation_20_des_20_exercices_20_livrets">
      <style:text-properties officeooo:rsid="007619f9" officeooo:paragraph-rsid="0080d39b"/>
    </style:style>
    <style:style style:name="P73" style:family="paragraph" style:parent-style-name="_5f_Titre_20_d_27_exercices_20_livret" style:list-style-name="_5f_Numérotation_20_des_20_exercices_20_livrets"/>
    <style:style style:name="P74" style:family="paragraph" style:parent-style-name="_5f_Titre_20_d_27_exercices_20_livret_20_avec_20_num_20_exo">
      <style:text-properties officeooo:rsid="007619f9" officeooo:paragraph-rsid="007619f9"/>
    </style:style>
    <style:style style:name="P75" style:family="paragraph" style:parent-style-name="_5f_Titre_20_d_27_exercices_20_livret_20_avec_20_num_20_exo">
      <style:text-properties officeooo:rsid="00773ebe" officeooo:paragraph-rsid="00773ebe"/>
    </style:style>
    <style:style style:name="P76" style:family="paragraph" style:parent-style-name="_5f_Titre_20_d_27_exercices_20_livret_20_avec_20_num_20_exo" style:list-style-name="_5f_Numérotation_20_des_20_exercices_20_livrets">
      <style:text-properties officeooo:paragraph-rsid="007a8e0a"/>
    </style:style>
    <style:style style:name="P77" style:family="paragraph" style:parent-style-name="_5f_Titre_20_d_27_exercices_20_livret_20_avec_20_num_20_exo" style:list-style-name="_5f_Numérotation_20_des_20_exercices_20_livrets">
      <style:text-properties officeooo:rsid="00802af7" officeooo:paragraph-rsid="00802af7"/>
    </style:style>
    <style:style style:name="P78" style:family="paragraph" style:parent-style-name="_5f_Titre_20_d_27_exercices_20_livret_20_avec_20_num_20_exo" style:master-page-name="SERIE_5f_G_5f_GAUCHE_5f_ET_5f_DROITE_5f_2COL">
      <style:paragraph-properties style:page-number="auto"/>
    </style:style>
    <style:style style:name="P79" style:family="paragraph" style:parent-style-name="_5f_Titre_20_d_27_exercices_20_livret_20_sans_20_titre_20_avec_20_num_20_exo" style:list-style-name="_5f_Numérotation_20_des_20_exercices_20_livrets"/>
    <style:style style:name="P80" style:family="paragraph">
      <style:paragraph-properties fo:text-align="center"/>
    </style:style>
    <style:style style:name="P81" style:family="paragraph">
      <loext:graphic-properties draw:fill="solid" draw:fill-color="#7fb241"/>
    </style:style>
    <style:style style:name="P8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88" style:family="paragraph">
      <loext:graphic-properties draw:fill="solid" draw:fill-color="#d7e12c"/>
    </style:style>
    <style:style style:name="P8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9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left="0cm" fo:margin-right="0cm" fo:margin-top="0cm" fo:margin-bottom="0cm" fo:line-height="100%" fo:text-indent="0cm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0c0c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/>
    </style:style>
    <style:style style:name="P9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7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9" style:family="paragraph">
      <loext:graphic-properties draw:fill-color="#2a6099"/>
      <style:paragraph-properties fo:text-align="center"/>
    </style:style>
    <style:style style:name="P10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10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0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color="#ffffff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officeooo:rsid="00731d9b"/>
    </style:style>
    <style:style style:name="T2" style:family="text">
      <style:text-properties officeooo:rsid="008794f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small-caps" fo:font-size="15pt" style:font-size-asian="15pt" style:font-size-complex="15pt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6" style:family="text">
      <style:text-properties fo:font-variant="small-caps" officeooo:rsid="00990660"/>
    </style:style>
    <style:style style:name="T7" style:family="text">
      <style:text-properties fo:font-variant="small-caps" officeooo:rsid="0054f64f"/>
    </style:style>
    <style:style style:name="T8" style:family="text">
      <style:text-properties fo:font-variant="small-caps" officeooo:rsid="00b5d2d1"/>
    </style:style>
    <style:style style:name="T9" style:family="text">
      <style:text-properties fo:font-variant="small-caps" officeooo:rsid="00b6801f"/>
    </style:style>
    <style:style style:name="T10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1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T1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1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14" style:family="text">
      <style:text-properties officeooo:rsid="002925a2"/>
    </style:style>
    <style:style style:name="T15" style:family="text">
      <style:text-properties officeooo:rsid="002b33ed"/>
    </style:style>
    <style:style style:name="T16" style:family="text">
      <style:text-properties officeooo:rsid="00773ebe"/>
    </style:style>
    <style:style style:name="T17" style:family="text">
      <style:text-properties officeooo:rsid="007a8e0a"/>
    </style:style>
    <style:style style:name="T18" style:family="text">
      <style:text-properties officeooo:rsid="007b9bee"/>
    </style:style>
    <style:style style:name="T19" style:family="text">
      <style:text-properties style:font-name="Bitstream Vera Sans2" fo:font-size="9pt" fo:font-style="normal" officeooo:rsid="007b9bee" style:font-size-asian="9pt" style:font-style-asian="normal" style:font-size-complex="9pt" style:font-style-complex="normal"/>
    </style:style>
    <style:style style:name="T20" style:family="text">
      <style:text-properties style:font-name="Bitstream Vera Sans2" fo:font-size="9pt" fo:font-style="normal" officeooo:rsid="007a8e0a" style:font-size-asian="9pt" style:font-style-asian="normal" style:font-size-complex="9pt" style:font-style-complex="normal"/>
    </style:style>
    <style:style style:name="T2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color="#b3b3b3" loext:opacity="100%"/>
    </style:style>
    <style:style style:name="T24" style:family="text">
      <style:text-properties officeooo:rsid="008b330d"/>
    </style:style>
    <style:style style:name="T25" style:family="text">
      <style:text-properties fo:color="#000000" loext:opacity="100%" style:font-name="Bitstream Vera Sans4" fo:font-size="10pt" fo:font-style="normal" fo:font-weight="normal" officeooo:rsid="00917f6a" style:font-style-asian="normal" style:font-style-complex="normal"/>
    </style:style>
    <style:style style:name="T26" style:family="text">
      <style:text-properties style:font-size-asian="10pt" style:font-style-asian="normal" style:font-size-complex="10pt" style:font-style-complex="normal"/>
    </style:style>
    <style:style style:name="T27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29" style:family="text">
      <style:text-properties fo:font-variant="normal" fo:text-transform="none" fo:color="#c0c0c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/>
    </style:style>
    <style:style style:name="T31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/>
    </style:style>
    <style:style style:name="T32" style:family="text">
      <style:text-properties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90%" style:font-relief="none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36" style:family="text">
      <style:text-properties fo:color="#ffffff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8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41cm" svg:stroke-color="#d3802c" draw:marker-start="" draw:marker-start-width="0.365cm" draw:marker-start-center="false" draw:marker-end="" draw:marker-end-width="0.365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41cm" svg:stroke-color="#d3802c" draw:marker-start="" draw:marker-start-width="0.363cm" draw:marker-start-center="false" draw:marker-end="" draw:marker-end-width="0.363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5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51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solid" svg:stroke-width="0.019cm" svg:stroke-color="#000000" draw:marker-start="" draw:marker-start-width="0.349cm" draw:marker-start-center="false" draw:marker-end="" draw:marker-end-width="0.34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6cm" svg:stroke-color="#7fb241" draw:marker-start="" draw:marker-start-width="0.411cm" draw:marker-start-center="false" draw:marker-end="" draw:marker-end-width="0.411cm" draw:marker-end-center="false" draw:fill="solid" draw:fill-color="#00b8ff" draw:textarea-horizontal-align="center" draw:textarea-vertical-align="middle" fo:padding-top="0.03cm" fo:padding-bottom="0.03cm" fo:padding-left="0.03cm" fo:padding-right="0.03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6cm" svg:stroke-color="#7fb241" draw:marker-start="" draw:marker-start-width="0.409cm" draw:marker-start-center="false" draw:marker-end="" draw:marker-end-width="0.409cm" draw:marker-end-center="false" draw:fill="solid" draw:fill-color="#00b8ff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13cm" fo:min-width="0.6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13cm" fo:min-width="0.40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style:run-through="foreground"/>
    </style:style>
    <style:style style:name="gr32" style:family="graphic">
      <style:graphic-properties draw:stroke="solid" svg:stroke-width="0.019cm" svg:stroke-color="#000000" draw:marker-start="" draw:marker-start-width="0.34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2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2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solid" draw:stroke-dash="Dashed_20__28_var_29__20_6712" svg:stroke-width="0.03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ed_20__28_var_29__20_6713" svg:stroke-width="0.03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svg:stroke-width="0.03cm" svg:stroke-color="#000000" draw:marker-start="" draw:marker-start-width="0.36cm" draw:marker-start-center="false" draw:marker-end="" draw:marker-end-width="0.36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44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374cm" fo:min-width="0.2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8cm" fo:min-width="0.6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76cm" fo:min-width="0.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76cm" fo:min-width="0.2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76cm" fo:min-width="0.26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76cm" fo:min-width="0.3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76cm" fo:min-width="0.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76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57cm" fo:min-width="0.7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draw:stroke-dash="Dashed_20__28_var_29__20_55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6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46cm" fo:min-width="0.2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2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46cm" fo:min-width="1.1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2cm" fo:min-width="1.1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2cm" fo:min-width="0.9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46cm" fo:min-width="0.84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2" draw:name="Shape2_0" draw:style-name="gr10" draw:text-style-name="P87" svg:width="2.701cm" svg:height="0.715cm" draw:transform="rotate (0.0876155284501153) translate (1.41640277777778cm 1.39347222222222cm)">
        <draw:text-box>
          <text:p text:style-name="P80"><text:span text:style-name="T27">Série 3</text:span></text:p>
        </draw:text-box>
      </draw:frame>
      <draw:path text:anchor-type="page" text:anchor-page-number="1" draw:z-index="21" draw:name="Shape7_2" draw:style-name="gr11" draw:text-style-name="P88" svg:width="4.329cm" svg:height="2.24cm" svg:x="-0.028cm" svg:y="0cm" svg:viewBox="0 0 4330 2241" svg:d="M0 2241l3984-288c209-15 363-168 345-342l-170-1611h-4159z">
        <text:p/>
      </draw:path>
      <text:list xml:id="list4156004787" text:style-name="_5f_Numérotation_20_des_20_exercices_20_livrets">
        <text:list-item>
          <text:h text:style-name="P78" text:outline-level="1">J<text:span text:style-name="T1">e compte de 10 en 10</text:span></text:h>
          <text:list>
            <text:list-item>
              <text:p text:style-name="P63">Complète la suite de nombres :</text:p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L"/>
        <table:table-row table:style-name="Tableau1.1">
          <table:table-cell table:style-name="Tableau1.A1" office:value-type="string">
            <text:p text:style-name="P31"/>
          </table:table-cell>
          <table:table-cell table:style-name="Tableau1.B1" office:value-type="string">
            <text:p text:style-name="P35">563</text:p>
          </table:table-cell>
          <table:table-cell table:style-name="Tableau1.C1" office:value-type="string">
            <text:p text:style-name="P23"/>
          </table:table-cell>
          <table:table-cell table:style-name="Tableau1.D1" office:value-type="string">
            <text:p text:style-name="P40">573</text:p>
          </table:table-cell>
          <table:table-cell table:style-name="Tableau1.C1" office:value-type="string">
            <text:p text:style-name="P23"/>
          </table:table-cell>
          <table:table-cell table:style-name="Tableau1.D1" office:value-type="string">
            <text:p text:style-name="P40">583</text:p>
          </table:table-cell>
          <table:table-cell table:style-name="Tableau1.C1" office:value-type="string">
            <text:p text:style-name="P27"/>
          </table:table-cell>
          <table:table-cell table:style-name="Tableau1.D1" office:value-type="string">
            <text:h text:style-name="P43" text:outline-level="1"><text:span text:style-name="_5f_pointillés_20_gris">…….</text:span></text:h>
          </table:table-cell>
          <table:table-cell table:style-name="Tableau1.C1" office:value-type="string">
            <text:list xml:id="list154936060654849" text:continue-numbering="true" text:style-name="_5f_Numérotation_20_des_20_exercices_20_livrets">
              <text:list-item>
                <text:p text:style-name="P56"/>
              </text:list-item>
            </text:list>
          </table:table-cell>
          <table:table-cell table:style-name="Tableau1.D1" office:value-type="string">
            <text:h text:style-name="P43" text:outline-level="1"><text:span text:style-name="_5f_pointillés_20_gris">…….</text:span></text:h>
          </table:table-cell>
          <table:table-cell table:style-name="Tableau1.C1" office:value-type="string">
            <text:list xml:id="list154936173872960" text:continue-numbering="true" text:style-name="_5f_Numérotation_20_des_20_exercices_20_livrets">
              <text:list-item>
                <text:p text:style-name="P56"/>
              </text:list-item>
            </text:list>
          </table:table-cell>
          <table:table-cell table:style-name="Tableau1.D1" office:value-type="string">
            <text:h text:style-name="P43" text:outline-level="1"><text:span text:style-name="_5f_pointillés_20_gris">…….</text:span></text:h>
          </table:table-cell>
        </table:table-row>
      </table:table>
      <text:list xml:id="list154935862666462" text:continue-numbering="true" text:style-name="_5f_Numérotation_20_des_20_exercices_20_livrets">
        <text:list-item>
          <text:list>
            <text:list-item>
              <text:p text:style-name="P64">Complète avec les abscisses manquantes :</text:p>
            </text:list-item>
          </text:list>
        </text:list-item>
      </text:list>
      <text:p text:style-name="_5f_Paragraphe_20_livret_20_"><draw:g text:anchor-type="paragraph" draw:z-index="16" draw:name="DrawObject1" draw:style-name="gr12"><draw:line draw:style-name="gr24" draw:text-style-name="P90" svg:x1="3.184cm" svg:y1="0.187cm" svg:x2="3.184cm" svg:y2="0.787cm"><text:p/></draw:line><draw:line draw:style-name="gr24" draw:text-style-name="P90" svg:x1="6.359cm" svg:y1="0.187cm" svg:x2="6.359cm" svg:y2="0.787cm"><text:p/></draw:line><draw:line draw:style-name="gr24" draw:text-style-name="P90" svg:x1="0.643cm" svg:y1="0.328cm" svg:x2="0.643cm" svg:y2="0.628cm"><text:p/></draw:line><draw:line draw:style-name="gr24" draw:text-style-name="P90" svg:x1="1.278cm" svg:y1="0.328cm" svg:x2="1.278cm" svg:y2="0.628cm"><text:p/></draw:line><draw:line draw:style-name="gr24" draw:text-style-name="P90" svg:x1="1.914cm" svg:y1="0.328cm" svg:x2="1.914cm" svg:y2="0.628cm"><text:p/></draw:line><draw:line draw:style-name="gr25" draw:text-style-name="P90" svg:x1="2.549cm" svg:y1="0.328cm" svg:x2="2.549cm" svg:y2="0.628cm"><text:p/></draw:line><draw:line draw:style-name="gr24" draw:text-style-name="P90" svg:x1="3.819cm" svg:y1="0.328cm" svg:x2="3.819cm" svg:y2="0.628cm"><text:p/></draw:line><draw:line draw:style-name="gr24" draw:text-style-name="P90" svg:x1="5.087cm" svg:y1="0.328cm" svg:x2="5.087cm" svg:y2="0.628cm"><text:p/></draw:line><draw:line draw:style-name="gr24" draw:text-style-name="P90" svg:x1="5.722cm" svg:y1="0.328cm" svg:x2="5.722cm" svg:y2="0.628cm"><text:p/></draw:line><draw:line draw:style-name="gr25" draw:text-style-name="P90" svg:x1="4.452cm" svg:y1="0.328cm" svg:x2="4.452cm" svg:y2="0.628cm"><text:p/></draw:line><draw:line draw:style-name="gr24" draw:text-style-name="P90" svg:x1="6.992cm" svg:y1="0.328cm" svg:x2="6.992cm" svg:y2="0.628cm"><text:p/></draw:line><draw:line draw:style-name="gr26" draw:text-style-name="P90" svg:x1="7.628cm" svg:y1="0.344cm" svg:x2="7.628cm" svg:y2="0.644cm"><text:p/></draw:line><draw:frame draw:style-name="gr27" draw:text-style-name="P93" svg:width="0.708cm" svg:height="0.664cm" svg:x="-0.3cm" svg:y="0.675cm"><draw:text-box><text:p text:style-name="P91"><text:span text:style-name="T28">0</text:span></text:p></draw:text-box></draw:frame><draw:frame draw:style-name="gr28" draw:text-style-name="P93" svg:width="1.112cm" svg:height="0.664cm" svg:x="5.808cm" svg:y="0.679cm"><draw:text-box><text:p text:style-name="P91"><text:span text:style-name="T28">100</text:span></text:p></draw:text-box></draw:frame><draw:frame draw:style-name="gr29" draw:text-style-name="P93" svg:width="0.909cm" svg:height="0.664cm" svg:x="0.204cm" svg:y="0.629cm"><draw:text-box><text:p text:style-name="P91"><text:span text:style-name="T28">10</text:span></text:p></draw:text-box></draw:frame><draw:frame draw:style-name="gr30" draw:text-style-name="P94" svg:width="1.1cm" svg:height="0.664cm" svg:x="1.998cm" svg:y="0.599cm"><draw:text-box><text:p text:style-name="P91"><text:span text:style-name="T29">…</text:span><text:span text:style-name="T29">..</text:span></text:p></draw:text-box></draw:frame><draw:g draw:name="DrawObject1" draw:style-name="gr31"><draw:line draw:style-name="gr32" draw:text-style-name="P90" svg:x1="0.029cm" svg:y1="0.483cm" svg:x2="9.03cm" svg:y2="0.483cm"><text:p/></draw:line><draw:line draw:style-name="gr24" draw:text-style-name="P90" svg:x1="0.008cm" svg:y1="0.183cm" svg:x2="0.008cm" svg:y2="0.781cm"><text:p/></draw:line><draw:frame draw:style-name="gr30" draw:text-style-name="P94" svg:width="1.101cm" svg:height="0.664cm" svg:x="3.896cm" svg:y="0.599cm"><draw:text-box><text:p text:style-name="P91"><text:span text:style-name="T29">…</text:span><text:span text:style-name="T29">..</text:span></text:p></draw:text-box></draw:frame></draw:g><draw:frame draw:style-name="gr30" draw:text-style-name="P94" svg:width="1.101cm" svg:height="0.664cm" svg:x="7.098cm" svg:y="0.599cm"><draw:text-box><text:p text:style-name="P91"><text:span text:style-name="T29">…</text:span><text:span text:style-name="T29">..</text:span></text:p></draw:text-box></draw:frame></draw:g></text:p>
      <text:p text:style-name="_5f_Paragraphe_20_livret_20_"/>
      <text:list xml:id="list154935588836121" text:continue-numbering="true" text:style-name="_5f_Numérotation_20_des_20_exercices_20_livrets">
        <text:list-item>
          <text:h text:style-name="P74" text:outline-level="1">Je compte de 100 en 100</text:h>
          <text:list>
            <text:list-item>
              <text:p text:style-name="P69">Complète la suite de nombres :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L"/>
        <table:table-row table:style-name="Table1.1">
          <table:table-cell table:style-name="Table1.A1" office:value-type="string">
            <text:p text:style-name="P32"/>
          </table:table-cell>
          <table:table-cell table:style-name="Table1.B1" office:value-type="string">
            <text:p text:style-name="P36">7 545</text:p>
          </table:table-cell>
          <table:table-cell table:style-name="Table1.C1" office:value-type="string">
            <text:p text:style-name="P24"/>
          </table:table-cell>
          <table:table-cell table:style-name="Table1.D1" office:value-type="string">
            <text:p text:style-name="P41">7 645</text:p>
          </table:table-cell>
          <table:table-cell table:style-name="Table1.C1" office:value-type="string">
            <text:p text:style-name="P24"/>
          </table:table-cell>
          <table:table-cell table:style-name="Table1.D1" office:value-type="string">
            <text:h text:style-name="P43" text:outline-level="1"><text:span text:style-name="_5f_pointillés_20_gris">…….</text:span></text:h>
          </table:table-cell>
          <table:table-cell table:style-name="Table1.C1" office:value-type="string">
            <text:p text:style-name="P28"/>
          </table:table-cell>
          <table:table-cell table:style-name="Table1.D1" office:value-type="string">
            <text:h text:style-name="P44" text:outline-level="1"><text:span text:style-name="_5f_pointillés_20_gris">…….</text:span></text:h>
          </table:table-cell>
          <table:table-cell table:style-name="Table1.C1" office:value-type="string">
            <text:list xml:id="list154935209126473" text:continue-numbering="true" text:style-name="_5f_Numérotation_20_des_20_exercices_20_livrets">
              <text:list-item>
                <text:p text:style-name="P57"/>
              </text:list-item>
            </text:list>
          </table:table-cell>
          <table:table-cell table:style-name="Table1.D1" office:value-type="string">
            <text:h text:style-name="P44" text:outline-level="1"><text:span text:style-name="_5f_pointillés_20_gris">…….</text:span></text:h>
          </table:table-cell>
          <table:table-cell table:style-name="Table1.C1" office:value-type="string">
            <text:list xml:id="list154936520834384" text:continue-numbering="true" text:style-name="_5f_Numérotation_20_des_20_exercices_20_livrets">
              <text:list-item>
                <text:p text:style-name="P57"/>
              </text:list-item>
            </text:list>
          </table:table-cell>
          <table:table-cell table:style-name="Table1.D1" office:value-type="string">
            <text:h text:style-name="P44" text:outline-level="1"><text:span text:style-name="_5f_pointillés_20_gris">…….</text:span></text:h>
          </table:table-cell>
        </table:table-row>
      </table:table>
      <text:list xml:id="list154936770018192" text:continue-numbering="true" text:style-name="_5f_Numérotation_20_des_20_exercices_20_livrets">
        <text:list-item>
          <text:list>
            <text:list-item>
              <text:p text:style-name="P65">Complète avec les abscisses manquantes :</text:p>
            </text:list-item>
          </text:list>
        </text:list-item>
      </text:list>
      <text:p text:style-name="_5f_Paragraphe_20_livret_20_"><draw:g text:anchor-type="paragraph" draw:z-index="3" draw:name="DrawObject3" draw:style-name="gr12"><draw:line draw:style-name="gr24" draw:text-style-name="P90" svg:x1="6.445cm" svg:y1="0.231cm" svg:x2="6.445cm" svg:y2="0.831cm"><text:p/></draw:line><draw:line draw:style-name="gr24" draw:text-style-name="P90" svg:x1="2cm" svg:y1="0.372cm" svg:x2="2cm" svg:y2="0.672cm"><text:p/></draw:line><draw:line draw:style-name="gr24" draw:text-style-name="P90" svg:x1="5.808cm" svg:y1="0.372cm" svg:x2="5.808cm" svg:y2="0.672cm"><text:p/></draw:line><draw:line draw:style-name="gr24" draw:text-style-name="P90" svg:x1="7.078cm" svg:y1="0.372cm" svg:x2="7.078cm" svg:y2="0.672cm"><text:p/></draw:line><draw:line draw:style-name="gr24" draw:text-style-name="P90" svg:x1="4.538cm" svg:y1="0.372cm" svg:x2="4.538cm" svg:y2="0.672cm"><text:p/></draw:line><draw:line draw:style-name="gr24" draw:text-style-name="P90" svg:x1="3.27cm" svg:y1="0.397cm" svg:x2="3.27cm" svg:y2="0.697cm"><text:p/></draw:line><draw:line draw:style-name="gr24" draw:text-style-name="P90" svg:x1="0.729cm" svg:y1="0.372cm" svg:x2="0.729cm" svg:y2="0.672cm"><text:p/></draw:line><draw:line draw:style-name="gr25" draw:text-style-name="P90" svg:x1="5.17cm" svg:y1="0.229cm" svg:x2="5.177cm" svg:y2="0.83cm"><text:p/></draw:line><draw:frame draw:style-name="gr28" draw:text-style-name="P93" svg:width="1.112cm" svg:height="0.664cm" svg:x="3.358cm" svg:y="0.751cm"><draw:text-box><text:p text:style-name="P91"><text:span text:style-name="T28">800</text:span></text:p></draw:text-box></draw:frame><draw:frame draw:style-name="gr64" draw:text-style-name="P93" svg:width="1.343cm" svg:height="0.698cm" svg:x="5.895cm" svg:y="0.723cm"><draw:text-box><text:p text:style-name="P91"><text:span text:style-name="T28">1000</text:span></text:p></draw:text-box></draw:frame><draw:frame draw:style-name="gr30" draw:text-style-name="P94" svg:width="1.1cm" svg:height="0.664cm" svg:x="-0.413cm" svg:y="0.707cm"><draw:text-box><text:p text:style-name="P91"><text:span text:style-name="T29">…</text:span><text:span text:style-name="T29">..</text:span></text:p></draw:text-box></draw:frame><draw:line draw:style-name="gr32" draw:text-style-name="P90" svg:x1="0.113cm" svg:y1="0.527cm" svg:x2="9.114cm" svg:y2="0.527cm"><text:p/></draw:line><draw:frame draw:style-name="gr30" draw:text-style-name="P94" svg:width="1.101cm" svg:height="0.664cm" svg:x="4.623cm" svg:y="0.716cm"><draw:text-box><text:p text:style-name="P91"><text:span text:style-name="T29">…</text:span><text:span text:style-name="T29">..</text:span></text:p></draw:text-box></draw:frame><draw:frame draw:style-name="gr30" draw:text-style-name="P94" svg:width="1.101cm" svg:height="0.664cm" svg:x="7.184cm" svg:y="0.644cm"><draw:text-box><text:p text:style-name="P91"><text:span text:style-name="T29">…</text:span><text:span text:style-name="T29">..</text:span></text:p></draw:text-box></draw:frame><draw:line draw:style-name="gr24" draw:text-style-name="P90" svg:x1="3.907cm" svg:y1="0.231cm" svg:x2="3.907cm" svg:y2="0.831cm"><text:p/></draw:line><draw:line draw:style-name="gr25" draw:text-style-name="P90" svg:x1="7.715cm" svg:y1="0.233cm" svg:x2="7.722cm" svg:y2="0.834cm"><text:p/></draw:line><draw:line draw:style-name="gr25" draw:text-style-name="P90" svg:x1="0.106cm" svg:y1="0.25cm" svg:x2="0.113cm" svg:y2="0.851cm"><text:p/></draw:line><draw:line draw:style-name="gr24" draw:text-style-name="P90" svg:x1="2.627cm" svg:y1="0.231cm" svg:x2="2.627cm" svg:y2="0.831cm"><text:p/></draw:line><draw:line draw:style-name="gr24" draw:text-style-name="P90" svg:x1="1.365cm" svg:y1="0.215cm" svg:x2="1.365cm" svg:y2="0.815cm"><text:p/></draw:line></draw:g></text:p>
      <text:p text:style-name="_5f_Paragraphe_20_livret_20_"/>
      <text:list xml:id="list154936644884755" text:continue-numbering="true" text:style-name="_5f_Numérotation_20_des_20_exercices_20_livrets">
        <text:list-item>
          <text:h text:style-name="P75" text:outline-level="1">Je compte de 1 000 en 1 000</text:h>
          <text:list>
            <text:list-item>
              <text:p text:style-name="P70">Complète la suite de nombres :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L"/>
        <table:table-row table:style-name="Table2.1">
          <table:table-cell table:style-name="Table2.A1" office:value-type="string">
            <text:p text:style-name="P33"/>
          </table:table-cell>
          <table:table-cell table:style-name="Table2.B1" office:value-type="string">
            <text:p text:style-name="P37">8 125</text:p>
          </table:table-cell>
          <table:table-cell table:style-name="Table2.C1" office:value-type="string">
            <text:p text:style-name="P25"/>
          </table:table-cell>
          <table:table-cell table:style-name="Table2.D1" office:value-type="string">
            <text:p text:style-name="P42">9 125</text:p>
          </table:table-cell>
          <table:table-cell table:style-name="Table2.C1" office:value-type="string">
            <text:p text:style-name="P25"/>
          </table:table-cell>
          <table:table-cell table:style-name="Table2.D1" office:value-type="string">
            <text:h text:style-name="P43" text:outline-level="1"><text:span text:style-name="_5f_pointillés_20_gris">…….</text:span></text:h>
          </table:table-cell>
          <table:table-cell table:style-name="Table2.C1" office:value-type="string">
            <text:p text:style-name="P29"/>
          </table:table-cell>
          <table:table-cell table:style-name="Table2.D1" office:value-type="string">
            <text:h text:style-name="P44" text:outline-level="1"><text:span text:style-name="_5f_pointillés_20_gris">…….</text:span></text:h>
          </table:table-cell>
          <table:table-cell table:style-name="Table2.C1" office:value-type="string">
            <text:list xml:id="list154935209690512" text:continue-numbering="true" text:style-name="_5f_Numérotation_20_des_20_exercices_20_livrets">
              <text:list-item>
                <text:p text:style-name="P58"/>
              </text:list-item>
            </text:list>
          </table:table-cell>
          <table:table-cell table:style-name="Table2.D1" office:value-type="string">
            <text:h text:style-name="P44" text:outline-level="1"><text:span text:style-name="_5f_pointillés_20_gris">…….</text:span></text:h>
          </table:table-cell>
          <table:table-cell table:style-name="Table2.C1" office:value-type="string">
            <text:list xml:id="list154936318799155" text:continue-numbering="true" text:style-name="_5f_Numérotation_20_des_20_exercices_20_livrets">
              <text:list-item>
                <text:p text:style-name="P58"/>
              </text:list-item>
            </text:list>
          </table:table-cell>
          <table:table-cell table:style-name="Table2.D1" office:value-type="string">
            <text:h text:style-name="P44" text:outline-level="1"><text:span text:style-name="_5f_pointillés_20_gris">…….</text:span></text:h>
          </table:table-cell>
        </table:table-row>
      </table:table>
      <text:list xml:id="list154936883207675" text:continue-numbering="true" text:style-name="_5f_Numérotation_20_des_20_exercices_20_livrets">
        <text:list-item>
          <text:list>
            <text:list-item>
              <text:p text:style-name="P66">Complète avec les abscisses manquantes :</text:p>
            </text:list-item>
          </text:list>
        </text:list-item>
      </text:list>
      <text:p text:style-name="_5f_Paragraphe_20_livret_20_"><draw:g text:anchor-type="paragraph" draw:z-index="4" draw:name="DrawObject2" draw:style-name="gr12"><draw:line draw:style-name="gr24" draw:text-style-name="P90" svg:x1="6.32cm" svg:y1="0.146cm" svg:x2="6.32cm" svg:y2="0.746cm"><text:p/></draw:line><draw:line draw:style-name="gr24" draw:text-style-name="P90" svg:x1="1.239cm" svg:y1="0.284cm" svg:x2="1.239cm" svg:y2="0.584cm"><text:p/></draw:line><draw:line draw:style-name="gr24" draw:text-style-name="P90" svg:x1="1.875cm" svg:y1="0.284cm" svg:x2="1.875cm" svg:y2="0.584cm"><text:p/></draw:line><draw:line draw:style-name="gr24" draw:text-style-name="P90" svg:x1="5.683cm" svg:y1="0.284cm" svg:x2="5.683cm" svg:y2="0.584cm"><text:p/></draw:line><draw:line draw:style-name="gr24" draw:text-style-name="P90" svg:x1="6.953cm" svg:y1="0.284cm" svg:x2="6.953cm" svg:y2="0.584cm"><text:p/></draw:line><draw:line draw:style-name="gr24" draw:text-style-name="P90" svg:x1="4.413cm" svg:y1="0.284cm" svg:x2="4.413cm" svg:y2="0.584cm"><text:p/></draw:line><draw:line draw:style-name="gr24" draw:text-style-name="P90" svg:x1="3.145cm" svg:y1="0.312cm" svg:x2="3.145cm" svg:y2="0.612cm"><text:p/></draw:line><draw:line draw:style-name="gr24" draw:text-style-name="P90" svg:x1="0.604cm" svg:y1="0.284cm" svg:x2="0.604cm" svg:y2="0.584cm"><text:p/></draw:line><draw:line draw:style-name="gr25" draw:text-style-name="P90" svg:x1="5.046cm" svg:y1="0.141cm" svg:x2="5.053cm" svg:y2="0.742cm"><text:p/></draw:line><draw:frame draw:style-name="gr63" draw:text-style-name="P93" svg:width="1.484cm" svg:height="0.673cm" svg:x="3.111cm" svg:y="0.716cm"><draw:text-box><text:p text:style-name="P91"><text:span text:style-name="T28">8 000</text:span></text:p></draw:text-box></draw:frame><draw:frame draw:style-name="gr61" draw:text-style-name="P93" svg:width="1.616cm" svg:height="0.698cm" svg:x="5.556cm" svg:y="0.73cm"><draw:text-box><text:p text:style-name="P91"><text:span text:style-name="T28">10 000</text:span></text:p></draw:text-box></draw:frame><draw:frame draw:style-name="gr30" draw:text-style-name="P94" svg:width="1.1cm" svg:height="0.664cm" svg:x="0.725cm" svg:y="0.746cm"><draw:text-box><text:p text:style-name="P91"><text:span text:style-name="T29">…</text:span><text:span text:style-name="T29">..</text:span></text:p></draw:text-box></draw:frame><draw:line draw:style-name="gr32" draw:text-style-name="P90" svg:x1="-0.01cm" svg:y1="0.441cm" svg:x2="8.991cm" svg:y2="0.441cm"><text:p/></draw:line><draw:frame draw:style-name="gr30" draw:text-style-name="P94" svg:width="1.101cm" svg:height="0.664cm" svg:x="4.498cm" svg:y="0.716cm"><draw:text-box><text:p text:style-name="P91"><text:span text:style-name="T29">…</text:span><text:span text:style-name="T29">..</text:span></text:p></draw:text-box></draw:frame><draw:frame draw:style-name="gr30" draw:text-style-name="P94" svg:width="1.101cm" svg:height="0.664cm" svg:x="7.059cm" svg:y="0.73cm"><draw:text-box><text:p text:style-name="P91"><text:span text:style-name="T29">…</text:span><text:span text:style-name="T29">..</text:span></text:p></draw:text-box></draw:frame><draw:line draw:style-name="gr24" draw:text-style-name="P90" svg:x1="3.782cm" svg:y1="0.146cm" svg:x2="3.782cm" svg:y2="0.746cm"><text:p/></draw:line><draw:line draw:style-name="gr25" draw:text-style-name="P90" svg:x1="7.59cm" svg:y1="0.149cm" svg:x2="7.597cm" svg:y2="0.75cm"><text:p/></draw:line><draw:line draw:style-name="gr25" draw:text-style-name="P90" svg:x1="2.506cm" svg:y1="0.127cm" svg:x2="2.513cm" svg:y2="0.728cm"><text:p/></draw:line><draw:line draw:style-name="gr24" draw:text-style-name="P90" svg:x1="3.782cm" svg:y1="0.146cm" svg:x2="3.782cm" svg:y2="0.746cm"><text:p/></draw:line><draw:line draw:style-name="gr24" draw:text-style-name="P90" svg:x1="-0.016cm" svg:y1="0.139cm" svg:x2="-0.016cm" svg:y2="0.739cm"><text:p/></draw:line><draw:line draw:style-name="gr25" draw:text-style-name="P90" svg:x1="1.236cm" svg:y1="0.123cm" svg:x2="1.243cm" svg:y2="0.724cm"><text:p/></draw:line><draw:frame draw:style-name="gr30" draw:text-style-name="P94" svg:width="1.1cm" svg:height="0.664cm" svg:x="1.972cm" svg:y="0.756cm"><draw:text-box><text:p text:style-name="P91"><text:span text:style-name="T29">…</text:span><text:span text:style-name="T29">..</text:span></text:p></draw:text-box></draw:frame></draw:g></text:p>
      <text:p text:style-name="_5f_Paragraphe_20_livret_20_"/>
      <text:list xml:id="list154935889515874" text:continue-numbering="true" text:style-name="_5f_Numérotation_20_des_20_exercices_20_livrets">
        <text:list-item>
          <text:h text:style-name="P76" text:outline-level="1"><text:span text:style-name="T16">Je compte de 10 0</text:span><text:span text:style-name="T17">0</text:span><text:span text:style-name="T16">0 en 10 00</text:span><text:span text:style-name="T17">0</text:span></text:h>
          <text:list>
            <text:list-item>
              <text:p text:style-name="P71">Complète la suite de nombres :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L"/>
        <table:table-row table:style-name="Table3.1">
          <table:table-cell table:style-name="Table3.A1" office:value-type="string">
            <text:p text:style-name="P34"/>
          </table:table-cell>
          <table:table-cell table:style-name="Table3.B1" office:value-type="string">
            <text:p text:style-name="P38">10 5<text:span text:style-name="T18">1</text:span>2</text:p>
          </table:table-cell>
          <table:table-cell table:style-name="Table3.C1" office:value-type="string">
            <text:p text:style-name="P26"/>
          </table:table-cell>
          <table:table-cell table:style-name="Table3.D1" office:value-type="string">
            <text:p text:style-name="P39"><text:span text:style-name="T19">2</text:span><text:span text:style-name="T20">0 5</text:span><text:span text:style-name="T19">1</text:span><text:span text:style-name="T20">2</text:span></text:p>
          </table:table-cell>
          <table:table-cell table:style-name="Table3.C1" office:value-type="string">
            <text:p text:style-name="P26"/>
          </table:table-cell>
          <table:table-cell table:style-name="Table3.D1" office:value-type="string">
            <text:h text:style-name="P43" text:outline-level="1"><text:span text:style-name="_5f_pointillés_20_gris">…….</text:span></text:h>
          </table:table-cell>
          <table:table-cell table:style-name="Table3.C1" office:value-type="string">
            <text:p text:style-name="P30"/>
          </table:table-cell>
          <table:table-cell table:style-name="Table3.D1" office:value-type="string">
            <text:h text:style-name="P44" text:outline-level="1"><text:span text:style-name="_5f_pointillés_20_gris">…….</text:span></text:h>
          </table:table-cell>
          <table:table-cell table:style-name="Table3.C1" office:value-type="string">
            <text:list xml:id="list154935851100907" text:continue-numbering="true" text:style-name="_5f_Numérotation_20_des_20_exercices_20_livrets">
              <text:list-item>
                <text:p text:style-name="P59"/>
              </text:list-item>
            </text:list>
          </table:table-cell>
          <table:table-cell table:style-name="Table3.D1" office:value-type="string">
            <text:h text:style-name="P44" text:outline-level="1"><text:span text:style-name="_5f_pointillés_20_gris"><text:span text:style-name="T26">…….</text:span></text:span></text:h>
          </table:table-cell>
          <table:table-cell table:style-name="Table3.C1" office:value-type="string">
            <text:list xml:id="list154936422662877" text:continue-numbering="true" text:style-name="_5f_Numérotation_20_des_20_exercices_20_livrets">
              <text:list-item>
                <text:p text:style-name="P59"/>
              </text:list-item>
            </text:list>
          </table:table-cell>
          <table:table-cell table:style-name="Table3.D1" office:value-type="string">
            <text:h text:style-name="P44" text:outline-level="1"><text:span text:style-name="_5f_pointillés_20_gris"><text:span text:style-name="T26">…….</text:span></text:span></text:h>
          </table:table-cell>
        </table:table-row>
      </table:table>
      <text:list xml:id="list154935998645638" text:continue-numbering="true" text:style-name="_5f_Numérotation_20_des_20_exercices_20_livrets">
        <text:list-item>
          <text:list>
            <text:list-item>
              <text:p text:style-name="P67">Complète avec les abscisses manquantes :</text:p>
            </text:list-item>
          </text:list>
        </text:list-item>
      </text:list>
      <text:p text:style-name="_5f_Paragraphe_20_livret_20_"><draw:g text:anchor-type="paragraph" draw:z-index="5" draw:name="DrawObject4" draw:style-name="gr12"><draw:line draw:style-name="gr24" draw:text-style-name="P90" svg:x1="1.3cm" svg:y1="0.24cm" svg:x2="1.3cm" svg:y2="0.54cm"><text:p/></draw:line><draw:line draw:style-name="gr24" draw:text-style-name="P90" svg:x1="1.935cm" svg:y1="0.24cm" svg:x2="1.935cm" svg:y2="0.54cm"><text:p/></draw:line><draw:line draw:style-name="gr24" draw:text-style-name="P90" svg:x1="5.745cm" svg:y1="0.24cm" svg:x2="5.745cm" svg:y2="0.54cm"><text:p/></draw:line><draw:line draw:style-name="gr24" draw:text-style-name="P90" svg:x1="7.015cm" svg:y1="0.24cm" svg:x2="7.015cm" svg:y2="0.54cm"><text:p/></draw:line><draw:line draw:style-name="gr24" draw:text-style-name="P90" svg:x1="4.475cm" svg:y1="0.24cm" svg:x2="4.475cm" svg:y2="0.54cm"><text:p/></draw:line><draw:line draw:style-name="gr24" draw:text-style-name="P90" svg:x1="3.205cm" svg:y1="0.265cm" svg:x2="3.205cm" svg:y2="0.565cm"><text:p/></draw:line><draw:line draw:style-name="gr24" draw:text-style-name="P90" svg:x1="0.665cm" svg:y1="0.24cm" svg:x2="0.665cm" svg:y2="0.54cm"><text:p/></draw:line><draw:line draw:style-name="gr25" draw:text-style-name="P90" svg:x1="3.829cm" svg:y1="0.097cm" svg:x2="3.836cm" svg:y2="0.698cm"><text:p/></draw:line><draw:frame draw:style-name="gr61" draw:text-style-name="P93" svg:width="1.616cm" svg:height="0.698cm" svg:x="4.402cm" svg:y="0.683cm"><draw:text-box><text:p text:style-name="P91"><text:span text:style-name="T28">50 000</text:span></text:p></draw:text-box></draw:frame><draw:line draw:style-name="gr32" draw:text-style-name="P90" svg:x1="0.052cm" svg:y1="0.395cm" svg:x2="9.053cm" svg:y2="0.395cm"><text:p/></draw:line><draw:frame draw:style-name="gr59" draw:text-style-name="P94" svg:width="1.786cm" svg:height="0.724cm" svg:x="6.829cm" svg:y="0.683cm"><draw:text-box><text:p text:style-name="P91"><text:span text:style-name="T29">……</text:span><text:span text:style-name="T29">...</text:span></text:p></draw:text-box></draw:frame><draw:line draw:style-name="gr25" draw:text-style-name="P90" svg:x1="7.65cm" svg:y1="0.102cm" svg:x2="7.657cm" svg:y2="0.703cm"><text:p/></draw:line><draw:line draw:style-name="gr25" draw:text-style-name="P90" svg:x1="2.568cm" svg:y1="0.083cm" svg:x2="2.575cm" svg:y2="0.684cm"><text:p/></draw:line><draw:line draw:style-name="gr24" draw:text-style-name="P90" svg:x1="0.046cm" svg:y1="0.092cm" svg:x2="0.046cm" svg:y2="0.692cm"><text:p/></draw:line><draw:line draw:style-name="gr25" draw:text-style-name="P90" svg:x1="1.298cm" svg:y1="0.076cm" svg:x2="1.305cm" svg:y2="0.677cm"><text:p/></draw:line><draw:frame draw:style-name="gr62" draw:text-style-name="P93" svg:width="1.616cm" svg:height="0.673cm" svg:x="-0.66cm" svg:y="0.651cm"><draw:text-box><text:p text:style-name="P91"><text:span text:style-name="T28">10 000</text:span></text:p></draw:text-box></draw:frame><draw:line draw:style-name="gr24" draw:text-style-name="P90" svg:x1="5.115cm" svg:y1="0.099cm" svg:x2="5.115cm" svg:y2="0.699cm"><text:p/></draw:line><draw:line draw:style-name="gr24" draw:text-style-name="P90" svg:x1="7.015cm" svg:y1="0.224cm" svg:x2="7.015cm" svg:y2="0.524cm"><text:p/></draw:line><draw:line draw:style-name="gr24" draw:text-style-name="P90" svg:x1="6.385cm" svg:y1="0.083cm" svg:x2="6.385cm" svg:y2="0.683cm"><text:p/></draw:line><draw:frame draw:style-name="gr59" draw:text-style-name="P94" svg:width="1.786cm" svg:height="0.724cm" svg:x="3.067cm" svg:y="0.683cm"><draw:text-box><text:p text:style-name="P91"><text:span text:style-name="T29">……</text:span><text:span text:style-name="T29">...</text:span></text:p></draw:text-box></draw:frame><draw:frame draw:style-name="gr59" draw:text-style-name="P94" svg:width="1.786cm" svg:height="0.724cm" svg:x="1.797cm" svg:y="0.683cm"><draw:text-box><text:p text:style-name="P91"><text:span text:style-name="T29">……</text:span><text:span text:style-name="T29">...</text:span></text:p></draw:text-box></draw:frame><draw:frame draw:style-name="gr59" draw:text-style-name="P94" svg:width="1.786cm" svg:height="0.724cm" svg:x="0.55cm" svg:y="0.683cm"><draw:text-box><text:p text:style-name="P91"><text:span text:style-name="T29">……</text:span><text:span text:style-name="T29">...</text:span></text:p></draw:text-box></draw:frame></draw:g></text:p>
      <text:p text:style-name="_5f_Paragraphe_20_livret_20_"/>
      <text:p text:style-name="_5f_Paragraphe_20_livret_20_"/>
      <text:list xml:id="list154935582217037" text:continue-numbering="true" text:style-name="_5f_Numérotation_20_des_20_exercices_20_livrets">
        <text:list-item>
          <text:h text:style-name="P77" text:outline-level="1">Je compte de un dixième en un dixième</text:h>
          <text:list>
            <text:list-item>
              <text:p text:style-name="P72">Complète la suite de nombres :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L"/>
        <table:table-row table:style-name="Table4.1">
          <table:table-cell table:style-name="Table4.A1" office:value-type="string">
            <text:p text:style-name="Standard"/>
          </table:table-cell>
          <table:table-cell table:style-name="Table4.B1" office:value-type="string">
            <text:p text:style-name="P3">8,9</text:p>
          </table:table-cell>
          <table:table-cell table:style-name="Table4.C1" office:value-type="string">
            <text:p text:style-name="P1"/>
          </table:table-cell>
          <table:table-cell table:style-name="Table4.D1" office:value-type="string">
            <text:p text:style-name="P3">9</text:p>
          </table:table-cell>
          <table:table-cell table:style-name="Table4.C1" office:value-type="string">
            <text:p text:style-name="P1"/>
          </table:table-cell>
          <table:table-cell table:style-name="Table4.D1" office:value-type="string">
            <text:p text:style-name="P3">9,1</text:p>
          </table:table-cell>
          <table:table-cell table:style-name="Table4.C1" office:value-type="string">
            <text:p text:style-name="Standard"/>
          </table:table-cell>
          <table:table-cell table:style-name="Table4.D1" office:value-type="string">
            <text:h text:style-name="P44" text:outline-level="1"><text:span text:style-name="_5f_pointillés_20_gris">…….</text:span></text:h>
          </table:table-cell>
          <table:table-cell table:style-name="Table4.C1" office:value-type="string">
            <text:p text:style-name="Standard"/>
          </table:table-cell>
          <table:table-cell table:style-name="Table4.D1" office:value-type="string">
            <text:h text:style-name="P44" text:outline-level="1"><text:span text:style-name="_5f_pointillés_20_gris">…….</text:span></text:h>
          </table:table-cell>
          <table:table-cell table:style-name="Table4.C1" office:value-type="string">
            <text:p text:style-name="Standard"/>
          </table:table-cell>
          <table:table-cell table:style-name="Table4.D1" office:value-type="string">
            <text:h text:style-name="P44" text:outline-level="1"><text:span text:style-name="_5f_pointillés_20_gris">…….</text:span></text:h>
          </table:table-cell>
        </table:table-row>
      </table:table>
      <text:list xml:id="list154935764020832" text:continue-numbering="true" text:style-name="_5f_Numérotation_20_des_20_exercices_20_livrets">
        <text:list-item>
          <text:list>
            <text:list-item>
              <text:p text:style-name="P68"><draw:g text:anchor-type="paragraph" draw:z-index="6" draw:name="DrawObject5" draw:style-name="gr12"><draw:line draw:style-name="gr24" draw:text-style-name="P90" svg:x1="5.117cm" svg:y1="0.908cm" svg:x2="5.117cm" svg:y2="1.208cm"><text:p/></draw:line><draw:line draw:style-name="gr24" draw:text-style-name="P90" svg:x1="1.937cm" svg:y1="1.046cm" svg:x2="1.937cm" svg:y2="1.346cm"><text:p/></draw:line><draw:line draw:style-name="gr24" draw:text-style-name="P90" svg:x1="5.745cm" svg:y1="1.046cm" svg:x2="5.745cm" svg:y2="1.346cm"><text:p/></draw:line><draw:line draw:style-name="gr24" draw:text-style-name="P90" svg:x1="7.015cm" svg:y1="1.046cm" svg:x2="7.015cm" svg:y2="1.346cm"><text:p/></draw:line><draw:line draw:style-name="gr24" draw:text-style-name="P90" svg:x1="4.475cm" svg:y1="1.046cm" svg:x2="4.475cm" svg:y2="1.346cm"><text:p/></draw:line><draw:line draw:style-name="gr24" draw:text-style-name="P90" svg:x1="3.207cm" svg:y1="1.074cm" svg:x2="3.207cm" svg:y2="1.374cm"><text:p/></draw:line><draw:line draw:style-name="gr24" draw:text-style-name="P90" svg:x1="0.666cm" svg:y1="1.046cm" svg:x2="0.666cm" svg:y2="1.346cm"><text:p/></draw:line><draw:line draw:style-name="gr25" draw:text-style-name="P90" svg:x1="4.475cm" svg:y1="1.046cm" svg:x2="4.468cm" svg:y2="1.346cm"><text:p/></draw:line><draw:frame draw:style-name="gr58" draw:text-style-name="P93" svg:width="0.724cm" svg:height="0.698cm" svg:x="6.052cm" svg:y="1.492cm"><draw:text-box><text:p text:style-name="P91"><text:span text:style-name="T28">1</text:span></text:p></draw:text-box></draw:frame><draw:line draw:style-name="gr32" draw:text-style-name="P90" svg:x1="0.052cm" svg:y1="1.203cm" svg:x2="9.053cm" svg:y2="1.203cm"><text:p/></draw:line><draw:frame draw:style-name="gr59" draw:text-style-name="P94" svg:width="1.107cm" svg:height="0.724cm" svg:x="6.491cm" svg:y="1.465cm"><draw:text-box><text:p text:style-name="P91"><text:span text:style-name="T29">…</text:span><text:span text:style-name="T29">..</text:span></text:p></draw:text-box></draw:frame><draw:line draw:style-name="gr25" draw:text-style-name="P90" svg:x1="7.015cm" svg:y1="0.889cm" svg:x2="7.022cm" svg:y2="1.49cm"><text:p/></draw:line><draw:line draw:style-name="gr25" draw:text-style-name="P90" svg:x1="2.57cm" svg:y1="0.889cm" svg:x2="2.577cm" svg:y2="1.49cm"><text:p/></draw:line><draw:line draw:style-name="gr24" draw:text-style-name="P90" svg:x1="0.046cm" svg:y1="0.901cm" svg:x2="0.046cm" svg:y2="1.501cm"><text:p/></draw:line><draw:line draw:style-name="gr25" draw:text-style-name="P90" svg:x1="1.3cm" svg:y1="0.885cm" svg:x2="1.307cm" svg:y2="1.486cm"><text:p/></draw:line><draw:frame draw:style-name="gr60" draw:text-style-name="P93" svg:width="0.708cm" svg:height="0.673cm" svg:x="-0.289cm" svg:y="1.46cm"><draw:text-box><text:p text:style-name="P91"><text:span text:style-name="T28">0</text:span></text:p></draw:text-box></draw:frame><draw:line draw:style-name="gr24" draw:text-style-name="P90" svg:x1="3.831cm" svg:y1="0.903cm" svg:x2="3.831cm" svg:y2="1.503cm"><text:p/></draw:line><draw:line draw:style-name="gr24" draw:text-style-name="P90" svg:x1="6.387cm" svg:y1="0.889cm" svg:x2="6.387cm" svg:y2="1.489cm"><text:p/></draw:line><draw:line draw:style-name="gr24" draw:text-style-name="P90" svg:x1="7.652cm" svg:y1="1.053cm" svg:x2="7.652cm" svg:y2="1.353cm"><text:p/></draw:line><draw:frame draw:style-name="gr59" draw:text-style-name="P94" svg:width="1.107cm" svg:height="0.724cm" svg:x="3.928cm" svg:y="1.529cm"><draw:text-box><text:p text:style-name="P91"><text:span text:style-name="T29">…</text:span><text:span text:style-name="T29">..</text:span></text:p></draw:text-box></draw:frame><draw:line draw:style-name="gr25" draw:text-style-name="P90" svg:x1="5.11cm" svg:y1="0.896cm" svg:x2="5.117cm" svg:y2="1.497cm"><text:p/></draw:line><draw:frame draw:style-name="gr59" draw:text-style-name="P94" svg:width="1.107cm" svg:height="0.724cm" svg:x="4.585cm" svg:y="1.52cm"><draw:text-box><text:p text:style-name="P91"><text:span text:style-name="T29">…</text:span><text:span text:style-name="T29">..</text:span></text:p></draw:text-box></draw:frame><draw:frame draw:style-name="gr59" draw:text-style-name="P94" svg:width="1.107cm" svg:height="0.724cm" svg:x="2.02cm" svg:y="1.49cm"><draw:text-box><text:p text:style-name="P91"><text:span text:style-name="T29">…</text:span><text:span text:style-name="T29">..</text:span></text:p></draw:text-box></draw:frame><draw:frame draw:style-name="gr59" draw:text-style-name="P94" svg:width="1.107cm" svg:height="0.724cm" svg:x="0.824cm" svg:y="1.46cm"><draw:text-box><text:p text:style-name="P91"><text:span text:style-name="T29">…</text:span><text:span text:style-name="T29">..</text:span></text:p></draw:text-box></draw:frame></draw:g>Complète avec les abscisses manquantes :</text:p>
            </text:list-item>
          </text:list>
        </text:list-item>
      </text:list>
      <text:p text:style-name="_5f_Paragraphe_20_livret_20_"/>
      <text:p text:style-name="_5f_Paragraphe_20_livret_20_"/>
      <text:list xml:id="list154936079541419" text:continue-numbering="true" text:style-name="_5f_Numérotation_20_des_20_exercices_20_livrets">
        <text:list-item>
          <text:p text:style-name="P79"><text:span text:style-name="T21">Écris</text:span><text:span text:style-name="T22"> l'abscisse des points de chaque </text:span><text:span text:style-name="T25">demi-droite graduée</text:span><text:span text:style-name="T22">.</text:span></text:p>
        </text:list-item>
      </text:list>
      <text:list xml:id="list1765727802" text:style-name="liste_5f_abc">
        <text:list-item>
          <text:list>
            <text:list-item text:start-value="1">
              <text:p text:style-name="P62"><draw:g text:anchor-type="paragraph" draw:z-index="12" draw:name="Shape6" draw:style-name="gr12"><draw:frame draw:style-name="gr36" draw:text-style-name="P95" svg:width="0.747cm" svg:height="0.664cm" svg:x="2.173cm" svg:y="-0.106cm"><draw:text-box><text:p text:style-name="P91"><text:span text:style-name="T30">A</text:span></text:p></draw:text-box></draw:frame><draw:frame draw:style-name="gr36" draw:text-style-name="P95" svg:width="0.747cm" svg:height="0.664cm" svg:x="5.147cm" svg:y="-0.106cm"><draw:text-box><text:p text:style-name="P91"><text:span text:style-name="T30">B</text:span></text:p></draw:text-box></draw:frame><draw:frame draw:style-name="gr22" draw:text-style-name="P95" svg:width="0.708cm" svg:height="0.664cm" svg:x="0.693cm" svg:y="0.861cm"><draw:text-box><text:p text:style-name="P91"><text:span text:style-name="T31">0</text:span></text:p></draw:text-box></draw:frame><draw:frame draw:style-name="gr37" draw:text-style-name="P95" svg:width="0.729cm" svg:height="0.664cm" svg:x="5.657cm" svg:y="0.861cm"><draw:text-box><text:p text:style-name="P91"><text:span text:style-name="T30">1</text:span></text:p></draw:text-box></draw:frame><draw:line draw:style-name="gr17" draw:text-style-name="P96" svg:x1="1.055cm" svg:y1="0.578cm" svg:x2="9.06cm" svg:y2="0.578cm"><text:p/></draw:line><draw:line draw:style-name="gr18" draw:text-style-name="P96" svg:x1="1.045cm" svg:y1="0.272cm" svg:x2="1.045cm" svg:y2="0.882cm"><text:p/></draw:line><draw:line draw:style-name="gr18" draw:text-style-name="P96" svg:x1="1.54cm" svg:y1="0.426cm" svg:x2="1.54cm" svg:y2="0.732cm"><text:p/></draw:line><draw:line draw:style-name="gr18" draw:text-style-name="P96" svg:x1="2.037cm" svg:y1="0.426cm" svg:x2="2.037cm" svg:y2="0.732cm"><text:p/></draw:line><draw:line draw:style-name="gr18" draw:text-style-name="P96" svg:x1="2.538cm" svg:y1="0.426cm" svg:x2="2.538cm" svg:y2="0.732cm"><text:p/></draw:line><draw:line draw:style-name="gr18" draw:text-style-name="P96" svg:x1="3.03cm" svg:y1="0.426cm" svg:x2="3.03cm" svg:y2="0.732cm"><text:p/></draw:line><draw:line draw:style-name="gr18" draw:text-style-name="P96" svg:x1="3.515cm" svg:y1="0.272cm" svg:x2="3.515cm" svg:y2="0.882cm"><text:p/></draw:line><draw:line draw:style-name="gr18" draw:text-style-name="P96" svg:x1="4.023cm" svg:y1="0.426cm" svg:x2="4.023cm" svg:y2="0.732cm"><text:p/></draw:line><draw:line draw:style-name="gr18" draw:text-style-name="P96" svg:x1="4.517cm" svg:y1="0.426cm" svg:x2="4.517cm" svg:y2="0.732cm"><text:p/></draw:line><draw:line draw:style-name="gr18" draw:text-style-name="P96" svg:x1="5.018cm" svg:y1="0.426cm" svg:x2="5.018cm" svg:y2="0.732cm"><text:p/></draw:line><draw:line draw:style-name="gr18" draw:text-style-name="P96" svg:x1="5.51cm" svg:y1="0.426cm" svg:x2="5.51cm" svg:y2="0.732cm"><text:p/></draw:line><draw:line draw:style-name="gr18" draw:text-style-name="P96" svg:x1="6.019cm" svg:y1="0.272cm" svg:x2="6.019cm" svg:y2="0.882cm"><text:p/></draw:line><draw:line draw:style-name="gr18" draw:text-style-name="P96" svg:x1="6.505cm" svg:y1="0.426cm" svg:x2="6.505cm" svg:y2="0.732cm"><text:p/></draw:line><draw:line draw:style-name="gr18" draw:text-style-name="P96" svg:x1="6.999cm" svg:y1="0.426cm" svg:x2="6.999cm" svg:y2="0.732cm"><text:p/></draw:line><draw:line draw:style-name="gr18" draw:text-style-name="P96" svg:x1="7.5cm" svg:y1="0.426cm" svg:x2="7.5cm" svg:y2="0.732cm"><text:p/></draw:line><draw:line draw:style-name="gr18" draw:text-style-name="P96" svg:x1="7.992cm" svg:y1="0.426cm" svg:x2="7.992cm" svg:y2="0.732cm"><text:p/></draw:line><draw:frame draw:style-name="gr38" draw:text-style-name="P95" svg:width="0.777cm" svg:height="0.664cm" svg:x="3.635cm" svg:y="-0.102cm"><draw:text-box><text:p text:style-name="P91"><text:span text:style-name="T30">D</text:span></text:p></draw:text-box></draw:frame><draw:frame draw:style-name="gr39" draw:text-style-name="P95" svg:width="0.752cm" svg:height="0.664cm" svg:x="6.634cm" svg:y="-0.106cm"><draw:text-box><text:p text:style-name="P91"><text:span text:style-name="T30">C</text:span></text:p></draw:text-box></draw:frame><draw:frame draw:style-name="gr40" draw:text-style-name="P95" svg:width="0.727cm" svg:height="0.664cm" svg:x="7.65cm" svg:y="-0.111cm"><draw:text-box><text:p text:style-name="P91"><text:span text:style-name="T30">E</text:span></text:p></draw:text-box></draw:frame><draw:g draw:style-name="gr31"><draw:line draw:style-name="gr41" draw:text-style-name="P97" svg:x1="2.411cm" svg:y1="0.463cm" svg:x2="2.661cm" svg:y2="0.716cm"><text:p/></draw:line><draw:line draw:style-name="gr42" draw:text-style-name="P97" svg:x1="2.661cm" svg:y1="0.463cm" svg:x2="2.411cm" svg:y2="0.716cm"><text:p/></draw:line></draw:g><draw:g draw:style-name="gr31"><draw:line draw:style-name="gr43" draw:text-style-name="P98" svg:x1="3.896cm" svg:y1="0.449cm" svg:x2="4.145cm" svg:y2="0.703cm"><text:p/></draw:line><draw:line draw:style-name="gr43" draw:text-style-name="P98" svg:x1="4.145cm" svg:y1="0.449cm" svg:x2="3.896cm" svg:y2="0.703cm"><text:p/></draw:line></draw:g><draw:g draw:style-name="gr31"><draw:line draw:style-name="gr43" draw:text-style-name="P98" svg:x1="5.383cm" svg:y1="0.449cm" svg:x2="5.632cm" svg:y2="0.702cm"><text:p/></draw:line><draw:line draw:style-name="gr43" draw:text-style-name="P98" svg:x1="5.632cm" svg:y1="0.449cm" svg:x2="5.383cm" svg:y2="0.702cm"><text:p/></draw:line></draw:g><draw:g draw:style-name="gr31"><draw:line draw:style-name="gr43" draw:text-style-name="P98" svg:x1="7.871cm" svg:y1="0.459cm" svg:x2="8.121cm" svg:y2="0.712cm"><text:p/></draw:line><draw:line draw:style-name="gr43" draw:text-style-name="P98" svg:x1="8.121cm" svg:y1="0.459cm" svg:x2="7.871cm" svg:y2="0.712cm"><text:p/></draw:line></draw:g><draw:g draw:style-name="gr31"><draw:line draw:style-name="gr43" draw:text-style-name="P98" svg:x1="6.878cm" svg:y1="0.454cm" svg:x2="7.128cm" svg:y2="0.707cm"><text:p/></draw:line><draw:line draw:style-name="gr43" draw:text-style-name="P98" svg:x1="7.128cm" svg:y1="0.454cm" svg:x2="6.878cm" svg:y2="0.707cm"><text:p/></draw:line></draw:g></draw:g></text:p>
            </text:list-item>
          </text:list>
        </text:list-item>
      </text:list>
      <table:table table:name="Tableau19" table:style-name="Tableau19">
        <table:table-column table:style-name="Tableau19.A" table:number-columns-repeated="5"/>
        <table:table-row table:style-name="Tableau19.1">
          <table:table-cell table:style-name="Tableau19.A1" office:value-type="string">
            <text:p text:style-name="P60"><text:span text:style-name="T24">A(</text:span><text:span text:style-name="_5f_pointillés_20_gris"><text:span text:style-name="T24">…....</text:span></text:span><text:span text:style-name="T24">)</text:span></text:p>
          </table:table-cell>
          <table:table-cell table:style-name="Tableau19.A1" office:value-type="string">
            <text:p text:style-name="P61">B(<text:span text:style-name="T23">.......</text:span>)</text:p>
          </table:table-cell>
          <table:table-cell table:style-name="Tableau19.A1" office:value-type="string">
            <text:p text:style-name="P61">C(<text:span text:style-name="T23">.......</text:span>)</text:p>
          </table:table-cell>
          <table:table-cell table:style-name="Tableau19.A1" office:value-type="string">
            <text:p text:style-name="P61">D(<text:span text:style-name="T23">.......</text:span>)</text:p>
          </table:table-cell>
          <table:table-cell table:style-name="Tableau19.A1" office:value-type="string">
            <text:p text:style-name="P61">E(<text:span text:style-name="T23">.......</text:span>)</text:p>
          </table:table-cell>
        </table:table-row>
      </table:table>
      <text:list xml:id="list154935878159249" text:continue-numbering="true" text:style-name="liste_5f_abc">
        <text:list-item>
          <text:list>
            <text:list-item>
              <text:p text:style-name="P48"><draw:g text:anchor-type="paragraph" draw:z-index="7" draw:name="Shape7" draw:style-name="gr12"><draw:frame draw:style-name="gr22" draw:text-style-name="P95" svg:width="0.708cm" svg:height="0.664cm" svg:x="2.09cm" svg:y="0.186cm"><draw:text-box><text:p text:style-name="P91"><text:span text:style-name="T30">F</text:span></text:p></draw:text-box></draw:frame><draw:frame draw:style-name="gr56" draw:text-style-name="P95" svg:width="0.77cm" svg:height="0.664cm" svg:x="7.465cm" svg:y="0.182cm"><draw:text-box><text:p text:style-name="P91"><text:span text:style-name="T30">H</text:span></text:p></draw:text-box></draw:frame><draw:frame draw:style-name="gr22" draw:text-style-name="P95" svg:width="0.708cm" svg:height="0.664cm" svg:x="0.681cm" svg:y="1.156cm"><draw:text-box><text:p text:style-name="P91"><text:span text:style-name="T31">0</text:span></text:p></draw:text-box></draw:frame><draw:frame draw:style-name="gr23" draw:text-style-name="P95" svg:width="1.013cm" svg:height="0.664cm" svg:x="1.251cm" svg:y="1.043cm"><draw:text-box><text:p text:style-name="P91"><text:span text:style-name="T31">0,2</text:span></text:p></draw:text-box></draw:frame><draw:line draw:style-name="gr17" draw:text-style-name="P96" svg:x1="1cm" svg:y1="0.854cm" svg:x2="9.002cm" svg:y2="0.854cm"><text:p/></draw:line><draw:line draw:style-name="gr18" draw:text-style-name="P96" svg:x1="1cm" svg:y1="0.552cm" svg:x2="1cm" svg:y2="1.152cm"><text:p/></draw:line><draw:line draw:style-name="gr18" draw:text-style-name="P96" svg:x1="1.718cm" svg:y1="0.697cm" svg:x2="1.718cm" svg:y2="0.997cm"><text:p/></draw:line><draw:line draw:style-name="gr18" draw:text-style-name="P96" svg:x1="2.436cm" svg:y1="0.697cm" svg:x2="2.436cm" svg:y2="0.997cm"><text:p/></draw:line><draw:line draw:style-name="gr18" draw:text-style-name="P96" svg:x1="3.154cm" svg:y1="0.697cm" svg:x2="3.154cm" svg:y2="0.997cm"><text:p/></draw:line><draw:line draw:style-name="gr18" draw:text-style-name="P96" svg:x1="3.876cm" svg:y1="0.697cm" svg:x2="3.876cm" svg:y2="0.997cm"><text:p/></draw:line><draw:line draw:style-name="gr18" draw:text-style-name="P96" svg:x1="4.593cm" svg:y1="0.552cm" svg:x2="4.593cm" svg:y2="1.152cm"><text:p/></draw:line><draw:line draw:style-name="gr18" draw:text-style-name="P96" svg:x1="5.314cm" svg:y1="0.697cm" svg:x2="5.314cm" svg:y2="0.997cm"><text:p/></draw:line><draw:line draw:style-name="gr18" draw:text-style-name="P96" svg:x1="6.032cm" svg:y1="0.697cm" svg:x2="6.032cm" svg:y2="0.997cm"><text:p/></draw:line><draw:line draw:style-name="gr18" draw:text-style-name="P96" svg:x1="6.753cm" svg:y1="0.697cm" svg:x2="6.753cm" svg:y2="0.997cm"><text:p/></draw:line><draw:line draw:style-name="gr18" draw:text-style-name="P96" svg:x1="7.47cm" svg:y1="0.697cm" svg:x2="7.47cm" svg:y2="0.997cm"><text:p/></draw:line><draw:line draw:style-name="gr18" draw:text-style-name="P96" svg:x1="8.195cm" svg:y1="0.552cm" svg:x2="8.195cm" svg:y2="1.152cm"><text:p/></draw:line><draw:frame draw:style-name="gr57" draw:text-style-name="P95" svg:width="0.779cm" svg:height="0.664cm" svg:x="6.373cm" svg:y="0.186cm"><draw:text-box><text:p text:style-name="P91"><text:span text:style-name="T30">G</text:span></text:p></draw:text-box></draw:frame><draw:g draw:style-name="gr31"><draw:line draw:style-name="gr43" draw:text-style-name="P98" svg:x1="2.321cm" svg:y1="0.727cm" svg:x2="2.571cm" svg:y2="0.977cm"><text:p/></draw:line><draw:line draw:style-name="gr43" draw:text-style-name="P98" svg:x1="2.571cm" svg:y1="0.727cm" svg:x2="2.321cm" svg:y2="0.977cm"><text:p/></draw:line></draw:g><draw:g draw:style-name="gr31"><draw:line draw:style-name="gr43" draw:text-style-name="P98" svg:x1="6.633cm" svg:y1="0.727cm" svg:x2="6.882cm" svg:y2="0.977cm"><text:p/></draw:line><draw:line draw:style-name="gr43" draw:text-style-name="P98" svg:x1="6.882cm" svg:y1="0.727cm" svg:x2="6.633cm" svg:y2="0.977cm"><text:p/></draw:line></draw:g><draw:g draw:style-name="gr31"><draw:line draw:style-name="gr43" draw:text-style-name="P98" svg:x1="7.738cm" svg:y1="0.732cm" svg:x2="7.988cm" svg:y2="0.982cm"><text:p/></draw:line><draw:line draw:style-name="gr43" draw:text-style-name="P98" svg:x1="7.988cm" svg:y1="0.732cm" svg:x2="7.738cm" svg:y2="0.982cm"><text:p/></draw:line></draw:g></draw:g></text:p>
            </text:list-item>
          </text:list>
        </text:list-item>
      </text:list>
      <table:table table:name="Tableau20" table:style-name="Tableau20">
        <table:table-column table:style-name="Tableau20.A" table:number-columns-repeated="2"/>
        <table:table-column table:style-name="Tableau20.C"/>
        <table:table-row table:style-name="Tableau20.1">
          <table:table-cell table:style-name="Tableau20.A1" office:value-type="string">
            <text:p text:style-name="P61">F(<text:span text:style-name="T23">........</text:span>)</text:p>
          </table:table-cell>
          <table:table-cell table:style-name="Tableau20.A1" office:value-type="string">
            <text:p text:style-name="P61">G(<text:span text:style-name="T23">........</text:span>)</text:p>
          </table:table-cell>
          <table:table-cell table:style-name="Tableau20.A1" office:value-type="string">
            <text:p text:style-name="P61">H(<text:span text:style-name="T23">........</text:span>)</text:p>
          </table:table-cell>
        </table:table-row>
      </table:table>
      <text:list xml:id="list154936077508140" text:continue-numbering="true" text:style-name="liste_5f_abc">
        <text:list-item>
          <text:list>
            <text:list-item>
              <text:p text:style-name="P48"><draw:g text:anchor-type="paragraph" draw:z-index="8" draw:name="Shape8" draw:style-name="gr12"><draw:line draw:style-name="gr17" draw:text-style-name="P100" svg:x1="0.716cm" svg:y1="0.889cm" svg:x2="8.999cm" svg:y2="0.889cm"><text:p/></draw:line><draw:line draw:style-name="gr18" draw:text-style-name="P100" svg:x1="1.284cm" svg:y1="0.591cm" svg:x2="1.284cm" svg:y2="1.191cm"><text:p/></draw:line><draw:line draw:style-name="gr18" draw:text-style-name="P100" svg:x1="1.875cm" svg:y1="0.739cm" svg:x2="1.875cm" svg:y2="1.039cm"><text:p/></draw:line><draw:line draw:style-name="gr18" draw:text-style-name="P100" svg:x1="3.048cm" svg:y1="0.739cm" svg:x2="3.048cm" svg:y2="1.039cm"><text:p/></draw:line><draw:line draw:style-name="gr18" draw:text-style-name="P100" svg:x1="4.221cm" svg:y1="0.739cm" svg:x2="4.221cm" svg:y2="1.039cm"><text:p/></draw:line><draw:line draw:style-name="gr18" draw:text-style-name="P100" svg:x1="2.464cm" svg:y1="0.591cm" svg:x2="2.464cm" svg:y2="1.191cm"><text:p/></draw:line><draw:line draw:style-name="gr18" draw:text-style-name="P100" svg:x1="5.394cm" svg:y1="0.739cm" svg:x2="5.394cm" svg:y2="1.039cm"><text:p/></draw:line><draw:line draw:style-name="gr18" draw:text-style-name="P100" svg:x1="6.567cm" svg:y1="0.739cm" svg:x2="6.567cm" svg:y2="1.039cm"><text:p/></draw:line><draw:line draw:style-name="gr18" draw:text-style-name="P100" svg:x1="7.743cm" svg:y1="0.739cm" svg:x2="7.743cm" svg:y2="1.039cm"><text:p/></draw:line><draw:line draw:style-name="gr18" draw:text-style-name="P100" svg:x1="3.635cm" svg:y1="0.591cm" svg:x2="3.635cm" svg:y2="1.191cm"><text:p/></draw:line><draw:line draw:style-name="gr18" draw:text-style-name="P100" svg:x1="4.803cm" svg:y1="0.591cm" svg:x2="4.803cm" svg:y2="1.191cm"><text:p/></draw:line><draw:line draw:style-name="gr18" draw:text-style-name="P100" svg:x1="5.983cm" svg:y1="0.591cm" svg:x2="5.983cm" svg:y2="1.191cm"><text:p/></draw:line><draw:line draw:style-name="gr18" draw:text-style-name="P100" svg:x1="7.156cm" svg:y1="0.591cm" svg:x2="7.156cm" svg:y2="1.191cm"><text:p/></draw:line><draw:frame draw:style-name="gr52" draw:text-style-name="P102" svg:width="0.722cm" svg:height="0.727cm" svg:x="0.926cm" svg:y="0.019cm"><draw:text-box><text:p text:style-name="P91"><text:span text:style-name="T34"><text:s/></text:span><text:span text:style-name="T34">J</text:span></text:p></draw:text-box></draw:frame><draw:frame draw:style-name="gr48" draw:text-style-name="P102" svg:width="0.742cm" svg:height="0.727cm" svg:x="5.021cm" svg:y="0.206cm"><draw:text-box><text:p text:style-name="P91"><text:span text:style-name="T33">L</text:span></text:p></draw:text-box></draw:frame><draw:frame draw:style-name="gr53" draw:text-style-name="P102" svg:width="0.75cm" svg:height="0.727cm" svg:x="7.389cm" svg:y="0.21cm"><draw:text-box><text:p text:style-name="P91"><text:span text:style-name="T33">K</text:span></text:p></draw:text-box></draw:frame><draw:frame draw:style-name="gr54" draw:text-style-name="P104" svg:width="1.281cm" svg:height="0.708cm" svg:x="2.998cm" svg:y="1.187cm"><draw:text-box><text:p text:style-name="P91"><text:span text:style-name="T35"><text:s text:c="2"/></text:span><text:span text:style-name="T35">1,1</text:span></text:p></draw:text-box></draw:frame><draw:g draw:style-name="gr31"><draw:line draw:style-name="gr43" draw:text-style-name="P103" svg:x1="1.157cm" svg:y1="0.762cm" svg:x2="1.407cm" svg:y2="1.012cm"><text:p/></draw:line><draw:line draw:style-name="gr43" draw:text-style-name="P103" svg:x1="1.407cm" svg:y1="0.762cm" svg:x2="1.157cm" svg:y2="1.012cm"><text:p/></draw:line></draw:g><draw:g draw:style-name="gr31"><draw:line draw:style-name="gr43" draw:text-style-name="P103" svg:x1="5.272cm" svg:y1="0.762cm" svg:x2="5.521cm" svg:y2="1.012cm"><text:p/></draw:line><draw:line draw:style-name="gr43" draw:text-style-name="P103" svg:x1="5.521cm" svg:y1="0.762cm" svg:x2="5.272cm" svg:y2="1.012cm"><text:p/></draw:line></draw:g><draw:g draw:style-name="gr31"><draw:line draw:style-name="gr43" draw:text-style-name="P103" svg:x1="7.627cm" svg:y1="0.755cm" svg:x2="7.876cm" svg:y2="1.005cm"><text:p/></draw:line><draw:line draw:style-name="gr43" draw:text-style-name="P103" svg:x1="7.876cm" svg:y1="0.755cm" svg:x2="7.627cm" svg:y2="1.005cm"><text:p/></draw:line></draw:g><draw:frame draw:style-name="gr55" draw:text-style-name="P105" svg:width="0.242cm" svg:height="0.477cm" svg:x="0.594cm" svg:y="1.187cm"><draw:text-box><text:p text:style-name="P91"><text:span text:style-name="T36">0</text:span></text:p></draw:text-box></draw:frame><draw:frame draw:style-name="gr54" draw:text-style-name="P104" svg:width="1.281cm" svg:height="0.708cm" svg:x="1.832cm" svg:y="1.188cm"><draw:text-box><text:p text:style-name="P91"><text:span text:style-name="T35"><text:s text:c="2"/></text:span><text:span text:style-name="T35">1</text:span></text:p></draw:text-box></draw:frame></draw:g></text:p>
            </text:list-item>
          </text:list>
        </text:list-item>
      </text:list>
      <table:table table:name="Tableau21" table:style-name="Tableau21">
        <table:table-column table:style-name="Tableau21.A" table:number-columns-repeated="3"/>
        <table:table-row>
          <table:table-cell table:style-name="Tableau21.A1" office:value-type="string">
            <text:p text:style-name="P61">J(<text:span text:style-name="T23">........</text:span>)</text:p>
          </table:table-cell>
          <table:table-cell table:style-name="Tableau21.A1" office:value-type="string">
            <text:p text:style-name="P61">K(<text:span text:style-name="T23">........</text:span>)</text:p>
          </table:table-cell>
          <table:table-cell table:style-name="Tableau21.A1" office:value-type="string">
            <text:p text:style-name="P61">L(<text:span text:style-name="T23">........</text:span>)</text:p>
          </table:table-cell>
        </table:table-row>
      </table:table>
      <text:list xml:id="list154936429963520" text:continue-numbering="true" text:style-name="liste_5f_abc">
        <text:list-item>
          <text:list>
            <text:list-item>
              <text:p text:style-name="P46"><draw:g text:anchor-type="paragraph" draw:z-index="9" draw:name="Shape9" draw:style-name="gr12"><draw:line draw:style-name="gr17" draw:text-style-name="P100" svg:x1="0.649cm" svg:y1="0.873cm" svg:x2="9.042cm" svg:y2="0.878cm"><text:p/></draw:line><draw:line draw:style-name="gr18" draw:text-style-name="P100" svg:x1="1.114cm" svg:y1="0.73cm" svg:x2="1.114cm" svg:y2="1.028cm"><text:p/></draw:line><draw:line draw:style-name="gr18" draw:text-style-name="P100" svg:x1="1.61cm" svg:y1="0.73cm" svg:x2="1.61cm" svg:y2="1.028cm"><text:p/></draw:line><draw:line draw:style-name="gr18" draw:text-style-name="P100" svg:x1="2.101cm" svg:y1="0.73cm" svg:x2="2.101cm" svg:y2="1.028cm"><text:p/></draw:line><draw:line draw:style-name="gr18" draw:text-style-name="P100" svg:x1="2.592cm" svg:y1="0.73cm" svg:x2="2.592cm" svg:y2="1.028cm"><text:p/></draw:line><draw:line draw:style-name="gr18" draw:text-style-name="P100" svg:x1="4.076cm" svg:y1="0.73cm" svg:x2="4.076cm" svg:y2="1.028cm"><text:p/></draw:line><draw:line draw:style-name="gr18" draw:text-style-name="P100" svg:x1="6.048cm" svg:y1="0.73cm" svg:x2="6.048cm" svg:y2="1.028cm"><text:p/></draw:line><draw:line draw:style-name="gr18" draw:text-style-name="P100" svg:x1="6.539cm" svg:y1="0.73cm" svg:x2="6.539cm" svg:y2="1.028cm"><text:p/></draw:line><draw:line draw:style-name="gr18" draw:text-style-name="P100" svg:x1="5.556cm" svg:y1="0.733cm" svg:x2="5.556cm" svg:y2="1.031cm"><text:p/></draw:line><draw:line draw:style-name="gr18" draw:text-style-name="P100" svg:x1="7.528cm" svg:y1="0.73cm" svg:x2="7.528cm" svg:y2="1.028cm"><text:p/></draw:line><draw:line draw:style-name="gr18" draw:text-style-name="P100" svg:x1="8.02cm" svg:y1="0.73cm" svg:x2="8.02cm" svg:y2="1.028cm"><text:p/></draw:line><draw:frame draw:style-name="gr46" draw:text-style-name="P101" svg:width="0.715cm" svg:height="0.625cm" svg:x="0.762cm" svg:y="1.002cm"><draw:text-box><text:p text:style-name="P91"><text:span text:style-name="T32">0</text:span></text:p></draw:text-box></draw:frame><draw:line draw:style-name="gr18" draw:text-style-name="P100" svg:x1="3.09cm" svg:y1="0.73cm" svg:x2="3.09cm" svg:y2="1.028cm"><text:p/></draw:line><draw:line draw:style-name="gr18" draw:text-style-name="P100" svg:x1="3.582cm" svg:y1="0.73cm" svg:x2="3.582cm" svg:y2="1.028cm"><text:p/></draw:line><draw:line draw:style-name="gr18" draw:text-style-name="P100" svg:x1="4.568cm" svg:y1="0.73cm" svg:x2="4.568cm" svg:y2="1.028cm"><text:p/></draw:line><draw:line draw:style-name="gr18" draw:text-style-name="P100" svg:x1="5.062cm" svg:y1="0.73cm" svg:x2="5.062cm" svg:y2="1.028cm"><text:p/></draw:line><draw:line draw:style-name="gr18" draw:text-style-name="P100" svg:x1="7.036cm" svg:y1="0.73cm" svg:x2="7.036cm" svg:y2="1.028cm"><text:p/></draw:line><draw:frame draw:style-name="gr47" draw:text-style-name="P101" svg:width="1.144cm" svg:height="0.731cm" svg:x="1.621cm" svg:y="1.018cm"><draw:text-box><text:p text:style-name="P91"><text:span text:style-name="T32">0,01</text:span></text:p></draw:text-box></draw:frame><draw:frame draw:style-name="gr48" draw:text-style-name="P102" svg:width="0.742cm" svg:height="0.727cm" svg:x="5.212cm" svg:y="0.196cm"><draw:text-box><text:p text:style-name="P91"><text:span text:style-name="T33">P</text:span></text:p></draw:text-box></draw:frame><draw:g draw:style-name="gr31"><draw:line draw:style-name="gr43" draw:text-style-name="P103" svg:x1="3.961cm" svg:y1="0.746cm" svg:x2="4.211cm" svg:y2="0.996cm"><text:p/></draw:line><draw:line draw:style-name="gr43" draw:text-style-name="P103" svg:x1="4.211cm" svg:y1="0.746cm" svg:x2="3.961cm" svg:y2="0.996cm"><text:p/></draw:line></draw:g><draw:g draw:style-name="gr31"><draw:line draw:style-name="gr43" draw:text-style-name="P103" svg:x1="5.44cm" svg:y1="0.746cm" svg:x2="5.689cm" svg:y2="0.996cm"><text:p/></draw:line><draw:line draw:style-name="gr43" draw:text-style-name="P103" svg:x1="5.689cm" svg:y1="0.746cm" svg:x2="5.44cm" svg:y2="0.996cm"><text:p/></draw:line></draw:g><draw:g draw:style-name="gr31"><draw:line draw:style-name="gr43" draw:text-style-name="P103" svg:x1="1.501cm" svg:y1="0.746cm" svg:x2="1.75cm" svg:y2="0.996cm"><text:p/></draw:line><draw:line draw:style-name="gr43" draw:text-style-name="P103" svg:x1="1.75cm" svg:y1="0.746cm" svg:x2="1.501cm" svg:y2="0.996cm"><text:p/></draw:line></draw:g><draw:g draw:style-name="gr31"><draw:line draw:style-name="gr43" draw:text-style-name="P103" svg:x1="6.671cm" svg:y1="0.746cm" svg:x2="6.921cm" svg:y2="0.996cm"><text:p/></draw:line><draw:line draw:style-name="gr43" draw:text-style-name="P103" svg:x1="6.921cm" svg:y1="0.746cm" svg:x2="6.671cm" svg:y2="0.996cm"><text:p/></draw:line></draw:g><draw:frame draw:style-name="gr49" draw:text-style-name="P102" svg:width="0.784cm" svg:height="0.727cm" svg:x="6.401cm" svg:y="0.196cm"><draw:text-box><text:p text:style-name="P91"><text:span text:style-name="T33">Q</text:span></text:p></draw:text-box></draw:frame><draw:frame draw:style-name="gr50" draw:text-style-name="P102" svg:width="0.77cm" svg:height="0.727cm" svg:x="3.681cm" svg:y="0.196cm"><draw:text-box><text:p text:style-name="P91"><text:span text:style-name="T33">N</text:span></text:p></draw:text-box></draw:frame><draw:frame draw:style-name="gr51" draw:text-style-name="P102" svg:width="0.81cm" svg:height="0.727cm" svg:x="1.21cm" svg:y="0.196cm"><draw:text-box><text:p text:style-name="P91"><text:span text:style-name="T33">M</text:span></text:p></draw:text-box></draw:frame></draw:g></text:p>
            </text:list-item>
          </text:list>
        </text:list-item>
      </text:list>
      <table:table table:name="Tableau6" table:style-name="Tableau6">
        <table:table-column table:style-name="Tableau6.A" table:number-columns-repeated="3"/>
        <table:table-column table:style-name="Tableau6.D"/>
        <table:table-row>
          <table:table-cell table:style-name="Tableau6.A1" office:value-type="string">
            <text:p text:style-name="P61">M(<text:span text:style-name="T23">........</text:span>)</text:p>
          </table:table-cell>
          <table:table-cell table:style-name="Tableau6.A1" office:value-type="string">
            <text:p text:style-name="P61">N(<text:span text:style-name="T23">........</text:span>)</text:p>
          </table:table-cell>
          <table:table-cell table:style-name="Tableau6.A1" office:value-type="string">
            <text:p text:style-name="P61">P(<text:span text:style-name="T23">........</text:span>)</text:p>
          </table:table-cell>
          <table:table-cell table:style-name="Tableau6.A1" office:value-type="string">
            <text:p text:style-name="P61">Q(<text:span text:style-name="T23">........</text:span>)</text:p>
          </table:table-cell>
        </table:table-row>
      </table:table>
      <text:p text:style-name="_5f_Titre_20_d_27_exercices_20_livret_20_sans_20_titre_20_avec_20_num_20_exo">Place, le plus précisément possible, les points sur les demi‑droites graduées.</text:p>
      <text:list xml:id="list154935476419233" text:continue-list="list154936079541419" text:style-name="_5f_Numérotation_20_des_20_exercices_20_livrets">
        <text:list-item>
          <text:list>
            <text:list-item>
              <text:p text:style-name="_5f_Paragraphe_20_énoncé_20_après_20_numéro_20_question">A(0,3) ; B(1,4) ; C(2,1) ; D(1,95) et E(0,82).</text:p>
            </text:list-item>
          </text:list>
        </text:list-item>
      </text:list>
      <text:p text:style-name="_5f_Paragraphe_20_livret_20_"><draw:g text:anchor-type="char" draw:z-index="14" draw:name="Shape10" draw:style-name="gr33"><draw:line draw:style-name="gr17" draw:text-style-name="P90" svg:x1="0.047cm" svg:y1="0.314cm" svg:x2="8.989cm" svg:y2="0.314cm"><text:p/></draw:line><draw:line draw:style-name="gr20" draw:text-style-name="P90" svg:x1="0.03cm" svg:y1="0.194cm" svg:x2="0.03cm" svg:y2="0.429cm"><text:p/></draw:line><draw:line draw:style-name="gr18" draw:text-style-name="P90" svg:x1="0.396cm" svg:y1="0.198cm" svg:x2="0.396cm" svg:y2="0.433cm"><text:p/></draw:line><draw:line draw:style-name="gr18" draw:text-style-name="P90" svg:x1="0.763cm" svg:y1="0.198cm" svg:x2="0.763cm" svg:y2="0.433cm"><text:p/></draw:line><draw:line draw:style-name="gr18" draw:text-style-name="P90" svg:x1="1.136cm" svg:y1="0.198cm" svg:x2="1.136cm" svg:y2="0.433cm"><text:p/></draw:line><draw:line draw:style-name="gr18" draw:text-style-name="P90" svg:x1="1.51cm" svg:y1="0.198cm" svg:x2="1.51cm" svg:y2="0.433cm"><text:p/></draw:line><draw:line draw:style-name="gr18" draw:text-style-name="P90" svg:x1="2.617cm" svg:y1="0.198cm" svg:x2="2.617cm" svg:y2="0.433cm"><text:p/></draw:line><draw:line draw:style-name="gr18" draw:text-style-name="P90" svg:x1="4.841cm" svg:y1="0.198cm" svg:x2="4.841cm" svg:y2="0.433cm"><text:p/></draw:line><draw:line draw:style-name="gr18" draw:text-style-name="P90" svg:x1="5.581cm" svg:y1="0.198cm" svg:x2="5.581cm" svg:y2="0.433cm"><text:p/></draw:line><draw:line draw:style-name="gr18" draw:text-style-name="P90" svg:x1="4.097cm" svg:y1="0.198cm" svg:x2="4.097cm" svg:y2="0.433cm"><text:p/></draw:line><draw:line draw:style-name="gr18" draw:text-style-name="P90" svg:x1="7.062cm" svg:y1="0.198cm" svg:x2="7.062cm" svg:y2="0.433cm"><text:p/></draw:line><draw:line draw:style-name="gr18" draw:text-style-name="P90" svg:x1="7.8cm" svg:y1="0.198cm" svg:x2="7.8cm" svg:y2="0.433cm"><text:p/></draw:line><draw:line draw:style-name="gr18" draw:text-style-name="P90" svg:x1="8.173cm" svg:y1="0.198cm" svg:x2="8.173cm" svg:y2="0.433cm"><text:p/></draw:line><draw:frame draw:style-name="gr35" draw:text-style-name="P92" svg:width="0.731cm" svg:height="0.664cm" svg:x="-0.31cm" svg:y="0.469cm"><draw:text-box><text:p text:style-name="P91"><text:span text:style-name="T28">0</text:span></text:p></draw:text-box></draw:frame><draw:line draw:style-name="gr18" draw:text-style-name="P90" svg:x1="1.876cm" svg:y1="0.198cm" svg:x2="1.876cm" svg:y2="0.433cm"><text:p/></draw:line><draw:line draw:style-name="gr18" draw:text-style-name="P90" svg:x1="2.249cm" svg:y1="0.198cm" svg:x2="2.249cm" svg:y2="0.433cm"><text:p/></draw:line><draw:line draw:style-name="gr18" draw:text-style-name="P90" svg:x1="2.988cm" svg:y1="0.198cm" svg:x2="2.988cm" svg:y2="0.433cm"><text:p/></draw:line><draw:line draw:style-name="gr18" draw:text-style-name="P90" svg:x1="3.355cm" svg:y1="0.198cm" svg:x2="3.355cm" svg:y2="0.433cm"><text:p/></draw:line><draw:line draw:style-name="gr18" draw:text-style-name="P90" svg:x1="6.321cm" svg:y1="0.198cm" svg:x2="6.321cm" svg:y2="0.433cm"><text:p/></draw:line><draw:frame draw:style-name="gr35" draw:text-style-name="P92" svg:width="0.731cm" svg:height="0.664cm" svg:x="3.387cm" svg:y="0.39cm"><draw:text-box><text:p text:style-name="P91"><text:span text:style-name="T28">1</text:span></text:p></draw:text-box></draw:frame><draw:line draw:style-name="gr20" draw:text-style-name="P90" svg:x1="3.73cm" svg:y1="0.198cm" svg:x2="3.73cm" svg:y2="0.433cm"><text:p/></draw:line><draw:line draw:style-name="gr18" draw:text-style-name="P90" svg:x1="4.468cm" svg:y1="0.198cm" svg:x2="4.468cm" svg:y2="0.433cm"><text:p/></draw:line><draw:line draw:style-name="gr18" draw:text-style-name="P90" svg:x1="5.208cm" svg:y1="0.198cm" svg:x2="5.208cm" svg:y2="0.433cm"><text:p/></draw:line><draw:line draw:style-name="gr18" draw:text-style-name="P90" svg:x1="5.955cm" svg:y1="0.198cm" svg:x2="5.955cm" svg:y2="0.433cm"><text:p/></draw:line><draw:line draw:style-name="gr18" draw:text-style-name="P90" svg:x1="6.687cm" svg:y1="0.198cm" svg:x2="6.687cm" svg:y2="0.433cm"><text:p/></draw:line><draw:line draw:style-name="gr18" draw:text-style-name="P90" svg:x1="7.428cm" svg:y1="0.198cm" svg:x2="7.428cm" svg:y2="0.433cm"><text:p/></draw:line></draw:g></text:p>
      <text:p text:style-name="_5f_Paragraphe_20_livret_20_"/>
      <text:list xml:id="list154935180554415" text:continue-numbering="true" text:style-name="_5f_Numérotation_20_des_20_exercices_20_livrets">
        <text:list-item>
          <text:list>
            <text:list-item>
              <text:p text:style-name="P53"><draw:g text:anchor-type="char" draw:z-index="15" draw:name="Shape11" draw:style-name="gr33"><draw:line draw:style-name="gr17" draw:text-style-name="P90" svg:x1="0.061cm" svg:y1="1.081cm" svg:x2="8.979cm" svg:y2="1.081cm"><text:p/></draw:line><draw:line draw:style-name="gr20" draw:text-style-name="P90" svg:x1="0.031cm" svg:y1="0.917cm" svg:x2="0.031cm" svg:y2="1.256cm"><text:p/></draw:line><draw:line draw:style-name="gr18" draw:text-style-name="P90" svg:x1="0.521cm" svg:y1="0.919cm" svg:x2="0.521cm" svg:y2="1.256cm"><text:p/></draw:line><draw:line draw:style-name="gr18" draw:text-style-name="P90" svg:x1="1.011cm" svg:y1="0.919cm" svg:x2="1.011cm" svg:y2="1.256cm"><text:p/></draw:line><draw:line draw:style-name="gr18" draw:text-style-name="P90" svg:x1="1.499cm" svg:y1="0.919cm" svg:x2="1.499cm" svg:y2="1.256cm"><text:p/></draw:line><draw:line draw:style-name="gr18" draw:text-style-name="P90" svg:x1="1.986cm" svg:y1="0.919cm" svg:x2="1.986cm" svg:y2="1.256cm"><text:p/></draw:line><draw:line draw:style-name="gr18" draw:text-style-name="P90" svg:x1="3.459cm" svg:y1="0.919cm" svg:x2="3.459cm" svg:y2="1.256cm"><text:p/></draw:line><draw:line draw:style-name="gr18" draw:text-style-name="P90" svg:x1="5.41cm" svg:y1="0.919cm" svg:x2="5.41cm" svg:y2="1.256cm"><text:p/></draw:line><draw:line draw:style-name="gr18" draw:text-style-name="P90" svg:x1="5.897cm" svg:y1="0.919cm" svg:x2="5.897cm" svg:y2="1.256cm"><text:p/></draw:line><draw:line draw:style-name="gr18" draw:text-style-name="P90" svg:x1="4.925cm" svg:y1="0.921cm" svg:x2="4.925cm" svg:y2="1.258cm"><text:p/></draw:line><draw:line draw:style-name="gr18" draw:text-style-name="P90" svg:x1="6.88cm" svg:y1="0.919cm" svg:x2="6.88cm" svg:y2="1.256cm"><text:p/></draw:line><draw:line draw:style-name="gr18" draw:text-style-name="P90" svg:x1="7.368cm" svg:y1="0.919cm" svg:x2="7.368cm" svg:y2="1.256cm"><text:p/></draw:line><draw:line draw:style-name="gr18" draw:text-style-name="P90" svg:x1="7.857cm" svg:y1="0.935cm" svg:x2="7.857cm" svg:y2="1.27cm"><text:p/></draw:line><draw:frame draw:style-name="gr34" draw:text-style-name="P92" svg:width="0.719cm" svg:height="0.664cm" svg:x="-0.3cm" svg:y="1.122cm"><draw:text-box><text:p text:style-name="P91"><text:span text:style-name="T28">0</text:span></text:p></draw:text-box></draw:frame><draw:line draw:style-name="gr20" draw:text-style-name="P90" svg:x1="2.482cm" svg:y1="0.919cm" svg:x2="2.482cm" svg:y2="1.256cm"><text:p/></draw:line><draw:line draw:style-name="gr18" draw:text-style-name="P90" svg:x1="2.966cm" svg:y1="0.919cm" svg:x2="2.966cm" svg:y2="1.256cm"><text:p/></draw:line><draw:line draw:style-name="gr18" draw:text-style-name="P90" svg:x1="3.943cm" svg:y1="0.919cm" svg:x2="3.943cm" svg:y2="1.256cm"><text:p/></draw:line><draw:line draw:style-name="gr18" draw:text-style-name="P90" svg:x1="4.436cm" svg:y1="0.919cm" svg:x2="4.436cm" svg:y2="1.256cm"><text:p/></draw:line><draw:line draw:style-name="gr18" draw:text-style-name="P90" svg:x1="6.389cm" svg:y1="0.919cm" svg:x2="6.389cm" svg:y2="1.256cm"><text:p/></draw:line><draw:frame draw:style-name="gr34" draw:text-style-name="P92" svg:width="0.719cm" svg:height="0.664cm" svg:x="2.145cm" svg:y="1.157cm"><draw:text-box><text:p text:style-name="P91"><text:span text:style-name="T28">1</text:span></text:p></draw:text-box></draw:frame></draw:g>F(2) ; G(0,4) ; H(2,8) ; J(1,3) et K(3,1).</text:p>
            </text:list-item>
          </text:list>
        </text:list-item>
      </text:list>
      <text:p text:style-name="_5f_Paragraphe_20_livret_20_"/>
      <text:p text:style-name="_5f_Paragraphe_20_livret_20_"/>
      <text:list xml:id="list154935896860489" text:continue-numbering="true" text:style-name="_5f_Numérotation_20_des_20_exercices_20_livrets">
        <text:list-item>
          <text:list>
            <text:list-item>
              <text:p text:style-name="P53"><draw:g text:anchor-type="paragraph" draw:z-index="17" draw:name="Shape12" draw:style-name="gr12"><draw:line draw:style-name="gr17" draw:text-style-name="P90" svg:x1="-0.032cm" svg:y1="1.173cm" svg:x2="8.969cm" svg:y2="1.173cm"><text:p/></draw:line><draw:line draw:style-name="gr20" draw:text-style-name="P90" svg:x1="0.433cm" svg:y1="1.016cm" svg:x2="0.433cm" svg:y2="1.343cm"><text:p/></draw:line><draw:line draw:style-name="gr18" draw:text-style-name="P90" svg:x1="0.928cm" svg:y1="1.016cm" svg:x2="0.928cm" svg:y2="1.343cm"><text:p/></draw:line><draw:line draw:style-name="gr18" draw:text-style-name="P90" svg:x1="1.42cm" svg:y1="1.016cm" svg:x2="1.42cm" svg:y2="1.343cm"><text:p/></draw:line><draw:line draw:style-name="gr18" draw:text-style-name="P90" svg:x1="1.911cm" svg:y1="1.016cm" svg:x2="1.911cm" svg:y2="1.343cm"><text:p/></draw:line><draw:line draw:style-name="gr18" draw:text-style-name="P90" svg:x1="3.395cm" svg:y1="1.016cm" svg:x2="3.395cm" svg:y2="1.343cm"><text:p/></draw:line><draw:line draw:style-name="gr19" draw:text-style-name="P90" svg:x1="5.369cm" svg:y1="1.016cm" svg:x2="5.369cm" svg:y2="1.343cm"><text:p/></draw:line><draw:line draw:style-name="gr18" draw:text-style-name="P90" svg:x1="5.861cm" svg:y1="1.016cm" svg:x2="5.861cm" svg:y2="1.343cm"><text:p/></draw:line><draw:line draw:style-name="gr18" draw:text-style-name="P90" svg:x1="4.875cm" svg:y1="1.02cm" svg:x2="4.875cm" svg:y2="1.347cm"><text:p/></draw:line><draw:line draw:style-name="gr18" draw:text-style-name="P90" svg:x1="6.848cm" svg:y1="1.016cm" svg:x2="6.848cm" svg:y2="1.343cm"><text:p/></draw:line><draw:line draw:style-name="gr18" draw:text-style-name="P90" svg:x1="7.341cm" svg:y1="1.016cm" svg:x2="7.341cm" svg:y2="1.343cm"><text:p/></draw:line><draw:line draw:style-name="gr18" draw:text-style-name="P90" svg:x1="7.836cm" svg:y1="1.029cm" svg:x2="7.836cm" svg:y2="1.353cm"><text:p/></draw:line><draw:frame draw:style-name="gr22" draw:text-style-name="P92" svg:width="0.708cm" svg:height="0.664cm" svg:x="0.012cm" svg:y="1.157cm"><draw:text-box><text:p text:style-name="P91"><text:span text:style-name="T28">0</text:span></text:p></draw:text-box></draw:frame><draw:line draw:style-name="gr18" draw:text-style-name="P90" svg:x1="2.409cm" svg:y1="1.016cm" svg:x2="2.409cm" svg:y2="1.343cm"><text:p/></draw:line><draw:line draw:style-name="gr18" draw:text-style-name="P90" svg:x1="2.9cm" svg:y1="1.016cm" svg:x2="2.9cm" svg:y2="1.343cm"><text:p/></draw:line><draw:line draw:style-name="gr18" draw:text-style-name="P90" svg:x1="3.886cm" svg:y1="1.016cm" svg:x2="3.886cm" svg:y2="1.343cm"><text:p/></draw:line><draw:line draw:style-name="gr18" draw:text-style-name="P90" svg:x1="4.378cm" svg:y1="1.016cm" svg:x2="4.378cm" svg:y2="1.343cm"><text:p/></draw:line><draw:line draw:style-name="gr18" draw:text-style-name="P90" svg:x1="6.356cm" svg:y1="1.016cm" svg:x2="6.356cm" svg:y2="1.343cm"><text:p/></draw:line><draw:frame draw:style-name="gr23" draw:text-style-name="P92" svg:width="1.013cm" svg:height="0.664cm" svg:x="4.863cm" svg:y="1.228cm"><draw:text-box><text:p text:style-name="P91"><text:span text:style-name="T28">0,1</text:span></text:p></draw:text-box></draw:frame></draw:g>L(0,05) ; M(0,08) ; N(0,13) et P(0,075).</text:p>
            </text:list-item>
          </text:list>
        </text:list-item>
      </text:list>
      <text:p text:style-name="_5f_Paragraphe_20_livret_20_"/>
      <text:p text:style-name="_5f_Paragraphe_20_livret_20_"/>
      <text:list xml:id="list154935135103040" text:continue-numbering="true" text:style-name="_5f_Numérotation_20_des_20_exercices_20_livrets">
        <text:list-item>
          <text:list>
            <text:list-item>
              <text:p text:style-name="P53">Q(5,42) ; R(5,47) ; S(5,39) et T(5,485).</text:p>
            </text:list-item>
          </text:list>
        </text:list-item>
      </text:list>
      <text:p text:style-name="_5f_Paragraphe_20_livret_20_"><draw:g text:anchor-type="paragraph" draw:z-index="18" draw:name="Shape13" draw:style-name="gr12"><draw:line draw:style-name="gr17" draw:text-style-name="P90" svg:x1="-0.018cm" svg:y1="0.452cm" svg:x2="8.917cm" svg:y2="0.452cm"><text:p/></draw:line><draw:line draw:style-name="gr18" draw:text-style-name="P90" svg:x1="0.446cm" svg:y1="0.295cm" svg:x2="0.446cm" svg:y2="0.613cm"><text:p/></draw:line><draw:line draw:style-name="gr18" draw:text-style-name="P90" svg:x1="0.935cm" svg:y1="0.295cm" svg:x2="0.935cm" svg:y2="0.613cm"><text:p/></draw:line><draw:line draw:style-name="gr18" draw:text-style-name="P90" svg:x1="1.425cm" svg:y1="0.295cm" svg:x2="1.425cm" svg:y2="0.613cm"><text:p/></draw:line><draw:line draw:style-name="gr19" draw:text-style-name="P90" svg:x1="1.91cm" svg:y1="0.295cm" svg:x2="1.91cm" svg:y2="0.613cm"><text:p/></draw:line><draw:line draw:style-name="gr18" draw:text-style-name="P90" svg:x1="3.384cm" svg:y1="0.295cm" svg:x2="3.384cm" svg:y2="0.613cm"><text:p/></draw:line><draw:line draw:style-name="gr18" draw:text-style-name="P90" svg:x1="5.341cm" svg:y1="0.295cm" svg:x2="5.341cm" svg:y2="0.613cm"><text:p/></draw:line><draw:line draw:style-name="gr18" draw:text-style-name="P90" svg:x1="5.832cm" svg:y1="0.295cm" svg:x2="5.832cm" svg:y2="0.613cm"><text:p/></draw:line><draw:line draw:style-name="gr18" draw:text-style-name="P90" svg:x1="4.854cm" svg:y1="0.302cm" svg:x2="4.854cm" svg:y2="0.62cm"><text:p/></draw:line><draw:line draw:style-name="gr20" draw:text-style-name="P90" svg:x1="6.812cm" svg:y1="0.295cm" svg:x2="6.812cm" svg:y2="0.613cm"><text:p/></draw:line><draw:line draw:style-name="gr18" draw:text-style-name="P90" svg:x1="7.299cm" svg:y1="0.295cm" svg:x2="7.299cm" svg:y2="0.613cm"><text:p/></draw:line><draw:line draw:style-name="gr18" draw:text-style-name="P90" svg:x1="7.793cm" svg:y1="0.314cm" svg:x2="7.793cm" svg:y2="0.63cm"><text:p/></draw:line><draw:frame draw:style-name="gr21" draw:text-style-name="P92" svg:width="1.024cm" svg:height="0.664cm" svg:x="1.4cm" svg:y="0.487cm"><draw:text-box><text:p text:style-name="P91"><text:span text:style-name="T28">5,4</text:span></text:p></draw:text-box></draw:frame><draw:line draw:style-name="gr18" draw:text-style-name="P90" svg:x1="2.405cm" svg:y1="0.295cm" svg:x2="2.405cm" svg:y2="0.613cm"><text:p/></draw:line><draw:line draw:style-name="gr18" draw:text-style-name="P90" svg:x1="2.891cm" svg:y1="0.295cm" svg:x2="2.891cm" svg:y2="0.613cm"><text:p/></draw:line><draw:line draw:style-name="gr18" draw:text-style-name="P90" svg:x1="3.87cm" svg:y1="0.295cm" svg:x2="3.87cm" svg:y2="0.613cm"><text:p/></draw:line><draw:line draw:style-name="gr18" draw:text-style-name="P90" svg:x1="4.362cm" svg:y1="0.295cm" svg:x2="4.362cm" svg:y2="0.613cm"><text:p/></draw:line><draw:line draw:style-name="gr18" draw:text-style-name="P90" svg:x1="6.32cm" svg:y1="0.295cm" svg:x2="6.32cm" svg:y2="0.613cm"><text:p/></draw:line><draw:frame draw:style-name="gr21" draw:text-style-name="P92" svg:width="1.024cm" svg:height="0.664cm" svg:x="6.321cm" svg:y="0.475cm"><draw:text-box><text:p text:style-name="P91"><text:span text:style-name="T28">5,5</text:span></text:p></draw:text-box></draw:frame></draw:g></text:p>
      <text:p text:style-name="_5f_Paragraphe_20_livret_20_"/>
      <text:list xml:id="list154936069809326" text:continue-numbering="true" text:style-name="_5f_Numérotation_20_des_20_exercices_20_livrets">
        <text:list-item>
          <text:h text:style-name="P45" text:outline-level="1">Dans chaque cas, trace une demi‑droite gra­duée en choisissant au mieux l'unité pour pouvoir ensuite placer tous les nombres donnés.</text:h>
          <text:list>
            <text:list-item text:start-value="1">
              <text:p text:style-name="P54">0 ; 0,5 ; 0,2 ; 0,34 ; 0,67 ; 0,7.</text:p>
              <text:list>
                <text:list-header>
                  <text:p text:style-name="P47"><draw:g text:anchor-type="paragraph" draw:z-index="19" draw:name="Shape14" draw:style-name="gr12"><draw:line draw:style-name="gr13" draw:text-style-name="P89" svg:x1="0.101cm" svg:y1="0.191cm" svg:x2="0.101cm" svg:y2="1.224cm"><text:p/></draw:line><draw:line draw:style-name="gr13" draw:text-style-name="P89" svg:x1="0.202cm" svg:y1="0.191cm" svg:x2="0.202cm" svg:y2="1.224cm"><text:p/></draw:line><draw:line draw:style-name="gr13" draw:text-style-name="P89" svg:x1="0.301cm" svg:y1="0.191cm" svg:x2="0.301cm" svg:y2="1.224cm"><text:p/></draw:line><draw:line draw:style-name="gr13" draw:text-style-name="P89" svg:x1="0.403cm" svg:y1="0.191cm" svg:x2="0.403cm" svg:y2="1.224cm"><text:p/></draw:line><draw:line draw:style-name="gr13" draw:text-style-name="P89" svg:x1="0.603cm" svg:y1="0.191cm" svg:x2="0.603cm" svg:y2="1.224cm"><text:p/></draw:line><draw:line draw:style-name="gr13" draw:text-style-name="P89" svg:x1="0.703cm" svg:y1="0.191cm" svg:x2="0.703cm" svg:y2="1.224cm"><text:p/></draw:line><draw:line draw:style-name="gr13" draw:text-style-name="P89" svg:x1="0.801cm" svg:y1="0.191cm" svg:x2="0.801cm" svg:y2="1.224cm"><text:p/></draw:line><draw:line draw:style-name="gr13" draw:text-style-name="P89" svg:x1="0.903cm" svg:y1="0.191cm" svg:x2="0.903cm" svg:y2="1.224cm"><text:p/></draw:line><draw:line draw:style-name="gr13" draw:text-style-name="P89" svg:x1="1.1cm" svg:y1="0.191cm" svg:x2="1.1cm" svg:y2="1.224cm"><text:p/></draw:line><draw:line draw:style-name="gr13" draw:text-style-name="P89" svg:x1="1.202cm" svg:y1="0.191cm" svg:x2="1.202cm" svg:y2="1.224cm"><text:p/></draw:line><draw:line draw:style-name="gr13" draw:text-style-name="P89" svg:x1="1.3cm" svg:y1="0.191cm" svg:x2="1.3cm" svg:y2="1.224cm"><text:p/></draw:line><draw:line draw:style-name="gr13" draw:text-style-name="P89" svg:x1="1.4cm" svg:y1="0.191cm" svg:x2="1.4cm" svg:y2="1.224cm"><text:p/></draw:line><draw:line draw:style-name="gr13" draw:text-style-name="P89" svg:x1="1.6cm" svg:y1="0.191cm" svg:x2="1.6cm" svg:y2="1.224cm"><text:p/></draw:line><draw:line draw:style-name="gr13" draw:text-style-name="P89" svg:x1="1.702cm" svg:y1="0.191cm" svg:x2="1.702cm" svg:y2="1.224cm"><text:p/></draw:line><draw:line draw:style-name="gr13" draw:text-style-name="P89" svg:x1="1.8cm" svg:y1="0.191cm" svg:x2="1.8cm" svg:y2="1.224cm"><text:p/></draw:line><draw:line draw:style-name="gr13" draw:text-style-name="P89" svg:x1="1.899cm" svg:y1="0.191cm" svg:x2="1.899cm" svg:y2="1.224cm"><text:p/></draw:line><draw:line draw:style-name="gr13" draw:text-style-name="P89" svg:x1="2.1cm" svg:y1="0.191cm" svg:x2="2.1cm" svg:y2="1.224cm"><text:p/></draw:line><draw:line draw:style-name="gr13" draw:text-style-name="P89" svg:x1="2.199cm" svg:y1="0.191cm" svg:x2="2.199cm" svg:y2="1.224cm"><text:p/></draw:line><draw:line draw:style-name="gr13" draw:text-style-name="P89" svg:x1="2.301cm" svg:y1="0.191cm" svg:x2="2.301cm" svg:y2="1.224cm"><text:p/></draw:line><draw:line draw:style-name="gr13" draw:text-style-name="P89" svg:x1="2.399cm" svg:y1="0.191cm" svg:x2="2.399cm" svg:y2="1.224cm"><text:p/></draw:line><draw:line draw:style-name="gr13" draw:text-style-name="P89" svg:x1="2.599cm" svg:y1="0.191cm" svg:x2="2.599cm" svg:y2="1.224cm"><text:p/></draw:line><draw:line draw:style-name="gr13" draw:text-style-name="P89" svg:x1="2.699cm" svg:y1="0.191cm" svg:x2="2.699cm" svg:y2="1.224cm"><text:p/></draw:line><draw:line draw:style-name="gr13" draw:text-style-name="P89" svg:x1="2.801cm" svg:y1="0.191cm" svg:x2="2.801cm" svg:y2="1.224cm"><text:p/></draw:line><draw:line draw:style-name="gr13" draw:text-style-name="P89" svg:x1="2.899cm" svg:y1="0.191cm" svg:x2="2.899cm" svg:y2="1.224cm"><text:p/></draw:line><draw:line draw:style-name="gr13" draw:text-style-name="P89" svg:x1="3.1cm" svg:y1="0.191cm" svg:x2="3.1cm" svg:y2="1.224cm"><text:p/></draw:line><draw:line draw:style-name="gr13" draw:text-style-name="P89" svg:x1="3.198cm" svg:y1="0.191cm" svg:x2="3.198cm" svg:y2="1.224cm"><text:p/></draw:line><draw:line draw:style-name="gr13" draw:text-style-name="P89" svg:x1="3.3cm" svg:y1="0.191cm" svg:x2="3.3cm" svg:y2="1.224cm"><text:p/></draw:line><draw:line draw:style-name="gr13" draw:text-style-name="P89" svg:x1="3.398cm" svg:y1="0.191cm" svg:x2="3.398cm" svg:y2="1.224cm"><text:p/></draw:line><draw:line draw:style-name="gr13" draw:text-style-name="P89" svg:x1="3.6cm" svg:y1="0.191cm" svg:x2="3.6cm" svg:y2="1.224cm"><text:p/></draw:line><draw:line draw:style-name="gr13" draw:text-style-name="P89" svg:x1="3.698cm" svg:y1="0.191cm" svg:x2="3.698cm" svg:y2="1.224cm"><text:p/></draw:line><draw:line draw:style-name="gr13" draw:text-style-name="P89" svg:x1="3.797cm" svg:y1="0.191cm" svg:x2="3.797cm" svg:y2="1.224cm"><text:p/></draw:line><draw:line draw:style-name="gr13" draw:text-style-name="P89" svg:x1="3.899cm" svg:y1="0.191cm" svg:x2="3.899cm" svg:y2="1.224cm"><text:p/></draw:line><draw:line draw:style-name="gr13" draw:text-style-name="P89" svg:x1="4.097cm" svg:y1="0.191cm" svg:x2="4.097cm" svg:y2="1.224cm"><text:p/></draw:line><draw:line draw:style-name="gr13" draw:text-style-name="P89" svg:x1="4.199cm" svg:y1="0.191cm" svg:x2="4.199cm" svg:y2="1.224cm"><text:p/></draw:line><draw:line draw:style-name="gr13" draw:text-style-name="P89" svg:x1="4.297cm" svg:y1="0.191cm" svg:x2="4.297cm" svg:y2="1.224cm"><text:p/></draw:line><draw:line draw:style-name="gr13" draw:text-style-name="P89" svg:x1="4.399cm" svg:y1="0.191cm" svg:x2="4.399cm" svg:y2="1.224cm"><text:p/></draw:line><draw:line draw:style-name="gr13" draw:text-style-name="P89" svg:x1="4.597cm" svg:y1="0.191cm" svg:x2="4.597cm" svg:y2="1.224cm"><text:p/></draw:line><draw:line draw:style-name="gr13" draw:text-style-name="P89" svg:x1="4.698cm" svg:y1="0.191cm" svg:x2="4.698cm" svg:y2="1.224cm"><text:p/></draw:line><draw:line draw:style-name="gr13" draw:text-style-name="P89" svg:x1="4.796cm" svg:y1="0.191cm" svg:x2="4.796cm" svg:y2="1.224cm"><text:p/></draw:line><draw:line draw:style-name="gr13" draw:text-style-name="P89" svg:x1="4.896cm" svg:y1="0.191cm" svg:x2="4.896cm" svg:y2="1.224cm"><text:p/></draw:line><draw:line draw:style-name="gr13" draw:text-style-name="P89" svg:x1="5.096cm" svg:y1="0.191cm" svg:x2="5.096cm" svg:y2="1.224cm"><text:p/></draw:line><draw:line draw:style-name="gr13" draw:text-style-name="P89" svg:x1="5.198cm" svg:y1="0.191cm" svg:x2="5.198cm" svg:y2="1.224cm"><text:p/></draw:line><draw:line draw:style-name="gr13" draw:text-style-name="P89" svg:x1="5.296cm" svg:y1="0.191cm" svg:x2="5.296cm" svg:y2="1.224cm"><text:p/></draw:line><draw:line draw:style-name="gr13" draw:text-style-name="P89" svg:x1="5.396cm" svg:y1="0.191cm" svg:x2="5.396cm" svg:y2="1.224cm"><text:p/></draw:line><draw:line draw:style-name="gr13" draw:text-style-name="P89" svg:x1="5.596cm" svg:y1="0.191cm" svg:x2="5.596cm" svg:y2="1.224cm"><text:p/></draw:line><draw:line draw:style-name="gr13" draw:text-style-name="P89" svg:x1="5.695cm" svg:y1="0.191cm" svg:x2="5.695cm" svg:y2="1.224cm"><text:p/></draw:line><draw:line draw:style-name="gr13" draw:text-style-name="P89" svg:x1="5.797cm" svg:y1="0.191cm" svg:x2="5.797cm" svg:y2="1.224cm"><text:p/></draw:line><draw:line draw:style-name="gr13" draw:text-style-name="P89" svg:x1="5.895cm" svg:y1="0.191cm" svg:x2="5.895cm" svg:y2="1.224cm"><text:p/></draw:line><draw:line draw:style-name="gr13" draw:text-style-name="P89" svg:x1="6.095cm" svg:y1="0.191cm" svg:x2="6.095cm" svg:y2="1.224cm"><text:p/></draw:line><draw:line draw:style-name="gr13" draw:text-style-name="P89" svg:x1="6.195cm" svg:y1="0.191cm" svg:x2="6.195cm" svg:y2="1.224cm"><text:p/></draw:line><draw:line draw:style-name="gr13" draw:text-style-name="P89" svg:x1="6.297cm" svg:y1="0.191cm" svg:x2="6.297cm" svg:y2="1.224cm"><text:p/></draw:line><draw:line draw:style-name="gr13" draw:text-style-name="P89" svg:x1="6.395cm" svg:y1="0.191cm" svg:x2="6.395cm" svg:y2="1.224cm"><text:p/></draw:line><draw:line draw:style-name="gr13" draw:text-style-name="P89" svg:x1="6.596cm" svg:y1="0.191cm" svg:x2="6.596cm" svg:y2="1.224cm"><text:p/></draw:line><draw:line draw:style-name="gr13" draw:text-style-name="P89" svg:x1="6.694cm" svg:y1="0.191cm" svg:x2="6.694cm" svg:y2="1.224cm"><text:p/></draw:line><draw:line draw:style-name="gr13" draw:text-style-name="P89" svg:x1="6.794cm" svg:y1="0.191cm" svg:x2="6.794cm" svg:y2="1.224cm"><text:p/></draw:line><draw:line draw:style-name="gr13" draw:text-style-name="P89" svg:x1="6.896cm" svg:y1="0.191cm" svg:x2="6.896cm" svg:y2="1.224cm"><text:p/></draw:line><draw:line draw:style-name="gr13" draw:text-style-name="P89" svg:x1="7.096cm" svg:y1="0.191cm" svg:x2="7.096cm" svg:y2="1.224cm"><text:p/></draw:line><draw:line draw:style-name="gr13" draw:text-style-name="P89" svg:x1="7.194cm" svg:y1="0.191cm" svg:x2="7.194cm" svg:y2="1.224cm"><text:p/></draw:line><draw:line draw:style-name="gr13" draw:text-style-name="P89" svg:x1="7.294cm" svg:y1="0.191cm" svg:x2="7.294cm" svg:y2="1.224cm"><text:p/></draw:line><draw:line draw:style-name="gr13" draw:text-style-name="P89" svg:x1="7.395cm" svg:y1="0.191cm" svg:x2="7.395cm" svg:y2="1.224cm"><text:p/></draw:line><draw:line draw:style-name="gr13" draw:text-style-name="P89" svg:x1="7.593cm" svg:y1="0.191cm" svg:x2="7.593cm" svg:y2="1.224cm"><text:p/></draw:line><draw:line draw:style-name="gr13" draw:text-style-name="P89" svg:x1="7.695cm" svg:y1="0.191cm" svg:x2="7.695cm" svg:y2="1.224cm"><text:p/></draw:line><draw:line draw:style-name="gr13" draw:text-style-name="P89" svg:x1="7.793cm" svg:y1="0.191cm" svg:x2="7.793cm" svg:y2="1.224cm"><text:p/></draw:line><draw:line draw:style-name="gr13" draw:text-style-name="P89" svg:x1="7.895cm" svg:y1="0.191cm" svg:x2="7.895cm" svg:y2="1.224cm"><text:p/></draw:line><draw:line draw:style-name="gr13" draw:text-style-name="P89" svg:x1="8.093cm" svg:y1="0.191cm" svg:x2="8.093cm" svg:y2="1.224cm"><text:p/></draw:line><draw:line draw:style-name="gr13" draw:text-style-name="P89" svg:x1="8.195cm" svg:y1="0.191cm" svg:x2="8.195cm" svg:y2="1.224cm"><text:p/></draw:line><draw:line draw:style-name="gr13" draw:text-style-name="P89" svg:x1="8.293cm" svg:y1="0.191cm" svg:x2="8.293cm" svg:y2="1.224cm"><text:p/></draw:line><draw:line draw:style-name="gr13" draw:text-style-name="P89" svg:x1="8.392cm" svg:y1="0.191cm" svg:x2="8.392cm" svg:y2="1.224cm"><text:p/></draw:line><draw:line draw:style-name="gr13" draw:text-style-name="P89" svg:x1="8.592cm" svg:y1="0.191cm" svg:x2="8.592cm" svg:y2="1.224cm"><text:p/></draw:line><draw:line draw:style-name="gr13" draw:text-style-name="P89" svg:x1="8.694cm" svg:y1="0.191cm" svg:x2="8.694cm" svg:y2="1.224cm"><text:p/></draw:line><draw:line draw:style-name="gr13" draw:text-style-name="P89" svg:x1="8.792cm" svg:y1="0.191cm" svg:x2="8.792cm" svg:y2="1.224cm"><text:p/></draw:line><draw:line draw:style-name="gr13" draw:text-style-name="P89" svg:x1="8.892cm" svg:y1="0.191cm" svg:x2="8.892cm" svg:y2="1.224cm"><text:p/></draw:line><draw:line draw:style-name="gr13" draw:text-style-name="P89" svg:x1="0.002cm" svg:y1="0.293cm" svg:x2="8.991cm" svg:y2="0.293cm"><text:p/></draw:line><draw:line draw:style-name="gr13" draw:text-style-name="P89" svg:x1="0.002cm" svg:y1="0.398cm" svg:x2="8.991cm" svg:y2="0.398cm"><text:p/></draw:line><draw:line draw:style-name="gr13" draw:text-style-name="P89" svg:x1="0.002cm" svg:y1="0.501cm" svg:x2="8.991cm" svg:y2="0.501cm"><text:p/></draw:line><draw:line draw:style-name="gr13" draw:text-style-name="P89" svg:x1="0.002cm" svg:y1="0.607cm" svg:x2="8.991cm" svg:y2="0.607cm"><text:p/></draw:line><draw:line draw:style-name="gr13" draw:text-style-name="P89" svg:x1="0.002cm" svg:y1="0.815cm" svg:x2="8.991cm" svg:y2="0.815cm"><text:p/></draw:line><draw:line draw:style-name="gr13" draw:text-style-name="P89" svg:x1="0.002cm" svg:y1="0.914cm" svg:x2="8.991cm" svg:y2="0.914cm"><text:p/></draw:line><draw:line draw:style-name="gr13" draw:text-style-name="P89" svg:x1="0.002cm" svg:y1="1.019cm" svg:x2="8.991cm" svg:y2="1.019cm"><text:p/></draw:line><draw:line draw:style-name="gr13" draw:text-style-name="P89" svg:x1="0.002cm" svg:y1="1.122cm" svg:x2="8.991cm" svg:y2="1.122cm"><text:p/></draw:line><draw:line draw:style-name="gr14" draw:text-style-name="P89" svg:x1="0.501cm" svg:y1="0.191cm" svg:x2="0.501cm" svg:y2="1.224cm"><text:p/></draw:line><draw:line draw:style-name="gr14" draw:text-style-name="P89" svg:x1="1.502cm" svg:y1="0.191cm" svg:x2="1.502cm" svg:y2="1.224cm"><text:p/></draw:line><draw:line draw:style-name="gr14" draw:text-style-name="P89" svg:x1="2.501cm" svg:y1="0.191cm" svg:x2="2.501cm" svg:y2="1.224cm"><text:p/></draw:line><draw:line draw:style-name="gr14" draw:text-style-name="P89" svg:x1="3.498cm" svg:y1="0.191cm" svg:x2="3.498cm" svg:y2="1.224cm"><text:p/></draw:line><draw:line draw:style-name="gr14" draw:text-style-name="P89" svg:x1="4.497cm" svg:y1="0.191cm" svg:x2="4.497cm" svg:y2="1.224cm"><text:p/></draw:line><draw:line draw:style-name="gr14" draw:text-style-name="P89" svg:x1="5.498cm" svg:y1="0.191cm" svg:x2="5.498cm" svg:y2="1.224cm"><text:p/></draw:line><draw:line draw:style-name="gr14" draw:text-style-name="P89" svg:x1="6.494cm" svg:y1="0.191cm" svg:x2="6.494cm" svg:y2="1.224cm"><text:p/></draw:line><draw:line draw:style-name="gr14" draw:text-style-name="P89" svg:x1="7.493cm" svg:y1="0.191cm" svg:x2="7.493cm" svg:y2="1.224cm"><text:p/></draw:line><draw:line draw:style-name="gr14" draw:text-style-name="P89" svg:x1="8.494cm" svg:y1="0.191cm" svg:x2="8.494cm" svg:y2="1.224cm"><text:p/></draw:line><draw:line draw:style-name="gr15" draw:text-style-name="P89" svg:x1="0.002cm" svg:y1="0.712cm" svg:x2="8.991cm" svg:y2="0.712cm"><text:p/></draw:line><draw:line draw:style-name="gr16" draw:text-style-name="P89" svg:x1="0.002cm" svg:y1="0.191cm" svg:x2="0.002cm" svg:y2="1.224cm"><text:p/></draw:line><draw:line draw:style-name="gr16" draw:text-style-name="P89" svg:x1="1.001cm" svg:y1="0.191cm" svg:x2="1.001cm" svg:y2="1.224cm"><text:p/></draw:line><draw:line draw:style-name="gr16" draw:text-style-name="P89" svg:x1="2.001cm" svg:y1="0.191cm" svg:x2="2.001cm" svg:y2="1.224cm"><text:p/></draw:line><draw:line draw:style-name="gr16" draw:text-style-name="P89" svg:x1="2.998cm" svg:y1="0.191cm" svg:x2="2.998cm" svg:y2="1.224cm"><text:p/></draw:line><draw:line draw:style-name="gr16" draw:text-style-name="P89" svg:x1="3.997cm" svg:y1="0.191cm" svg:x2="3.997cm" svg:y2="1.224cm"><text:p/></draw:line><draw:line draw:style-name="gr16" draw:text-style-name="P89" svg:x1="4.998cm" svg:y1="0.191cm" svg:x2="4.998cm" svg:y2="1.224cm"><text:p/></draw:line><draw:line draw:style-name="gr16" draw:text-style-name="P89" svg:x1="5.997cm" svg:y1="0.191cm" svg:x2="5.997cm" svg:y2="1.224cm"><text:p/></draw:line><draw:line draw:style-name="gr16" draw:text-style-name="P89" svg:x1="6.994cm" svg:y1="0.191cm" svg:x2="6.994cm" svg:y2="1.224cm"><text:p/></draw:line><draw:line draw:style-name="gr16" draw:text-style-name="P89" svg:x1="7.993cm" svg:y1="0.191cm" svg:x2="7.993cm" svg:y2="1.224cm"><text:p/></draw:line><draw:line draw:style-name="gr16" draw:text-style-name="P89" svg:x1="0.002cm" svg:y1="0.191cm" svg:x2="8.991cm" svg:y2="0.191cm"><text:p/></draw:line><draw:line draw:style-name="gr16" draw:text-style-name="P89" svg:x1="8.994cm" svg:y1="0.191cm" svg:x2="8.994cm" svg:y2="1.224cm"><text:p/></draw:line><draw:line draw:style-name="gr16" draw:text-style-name="P89" svg:x1="0.002cm" svg:y1="1.227cm" svg:x2="8.991cm" svg:y2="1.227cm"><text:p/></draw:line></draw:g></text:p>
                </text:list-header>
              </text:list>
            </text:list-item>
            <text:list-item>
              <text:p text:style-name="P55">12,4 ; 11,2 ; 15,3 ; 18,9 ; 17,3.</text:p>
              <text:list>
                <text:list-header>
                  <text:p text:style-name="P47"><draw:g text:anchor-type="paragraph" draw:z-index="20" draw:name="Shape15" draw:style-name="gr12"><draw:line draw:style-name="gr13" draw:text-style-name="P89" svg:x1="0.101cm" svg:y1="0.191cm" svg:x2="0.101cm" svg:y2="1.224cm"><text:p/></draw:line><draw:line draw:style-name="gr13" draw:text-style-name="P89" svg:x1="0.202cm" svg:y1="0.191cm" svg:x2="0.202cm" svg:y2="1.224cm"><text:p/></draw:line><draw:line draw:style-name="gr13" draw:text-style-name="P89" svg:x1="0.301cm" svg:y1="0.191cm" svg:x2="0.301cm" svg:y2="1.224cm"><text:p/></draw:line><draw:line draw:style-name="gr13" draw:text-style-name="P89" svg:x1="0.403cm" svg:y1="0.191cm" svg:x2="0.403cm" svg:y2="1.224cm"><text:p/></draw:line><draw:line draw:style-name="gr13" draw:text-style-name="P89" svg:x1="0.603cm" svg:y1="0.191cm" svg:x2="0.603cm" svg:y2="1.224cm"><text:p/></draw:line><draw:line draw:style-name="gr13" draw:text-style-name="P89" svg:x1="0.703cm" svg:y1="0.191cm" svg:x2="0.703cm" svg:y2="1.224cm"><text:p/></draw:line><draw:line draw:style-name="gr13" draw:text-style-name="P89" svg:x1="0.801cm" svg:y1="0.191cm" svg:x2="0.801cm" svg:y2="1.224cm"><text:p/></draw:line><draw:line draw:style-name="gr13" draw:text-style-name="P89" svg:x1="0.903cm" svg:y1="0.191cm" svg:x2="0.903cm" svg:y2="1.224cm"><text:p/></draw:line><draw:line draw:style-name="gr13" draw:text-style-name="P89" svg:x1="1.1cm" svg:y1="0.191cm" svg:x2="1.1cm" svg:y2="1.224cm"><text:p/></draw:line><draw:line draw:style-name="gr13" draw:text-style-name="P89" svg:x1="1.202cm" svg:y1="0.191cm" svg:x2="1.202cm" svg:y2="1.224cm"><text:p/></draw:line><draw:line draw:style-name="gr13" draw:text-style-name="P89" svg:x1="1.3cm" svg:y1="0.191cm" svg:x2="1.3cm" svg:y2="1.224cm"><text:p/></draw:line><draw:line draw:style-name="gr13" draw:text-style-name="P89" svg:x1="1.4cm" svg:y1="0.191cm" svg:x2="1.4cm" svg:y2="1.224cm"><text:p/></draw:line><draw:line draw:style-name="gr13" draw:text-style-name="P89" svg:x1="1.6cm" svg:y1="0.191cm" svg:x2="1.6cm" svg:y2="1.224cm"><text:p/></draw:line><draw:line draw:style-name="gr13" draw:text-style-name="P89" svg:x1="1.702cm" svg:y1="0.191cm" svg:x2="1.702cm" svg:y2="1.224cm"><text:p/></draw:line><draw:line draw:style-name="gr13" draw:text-style-name="P89" svg:x1="1.8cm" svg:y1="0.191cm" svg:x2="1.8cm" svg:y2="1.224cm"><text:p/></draw:line><draw:line draw:style-name="gr13" draw:text-style-name="P89" svg:x1="1.899cm" svg:y1="0.191cm" svg:x2="1.899cm" svg:y2="1.224cm"><text:p/></draw:line><draw:line draw:style-name="gr13" draw:text-style-name="P89" svg:x1="2.1cm" svg:y1="0.191cm" svg:x2="2.1cm" svg:y2="1.224cm"><text:p/></draw:line><draw:line draw:style-name="gr13" draw:text-style-name="P89" svg:x1="2.199cm" svg:y1="0.191cm" svg:x2="2.199cm" svg:y2="1.224cm"><text:p/></draw:line><draw:line draw:style-name="gr13" draw:text-style-name="P89" svg:x1="2.301cm" svg:y1="0.191cm" svg:x2="2.301cm" svg:y2="1.224cm"><text:p/></draw:line><draw:line draw:style-name="gr13" draw:text-style-name="P89" svg:x1="2.399cm" svg:y1="0.191cm" svg:x2="2.399cm" svg:y2="1.224cm"><text:p/></draw:line><draw:line draw:style-name="gr13" draw:text-style-name="P89" svg:x1="2.599cm" svg:y1="0.191cm" svg:x2="2.599cm" svg:y2="1.224cm"><text:p/></draw:line><draw:line draw:style-name="gr13" draw:text-style-name="P89" svg:x1="2.699cm" svg:y1="0.191cm" svg:x2="2.699cm" svg:y2="1.224cm"><text:p/></draw:line><draw:line draw:style-name="gr13" draw:text-style-name="P89" svg:x1="2.801cm" svg:y1="0.191cm" svg:x2="2.801cm" svg:y2="1.224cm"><text:p/></draw:line><draw:line draw:style-name="gr13" draw:text-style-name="P89" svg:x1="2.899cm" svg:y1="0.191cm" svg:x2="2.899cm" svg:y2="1.224cm"><text:p/></draw:line><draw:line draw:style-name="gr13" draw:text-style-name="P89" svg:x1="3.1cm" svg:y1="0.191cm" svg:x2="3.1cm" svg:y2="1.224cm"><text:p/></draw:line><draw:line draw:style-name="gr13" draw:text-style-name="P89" svg:x1="3.198cm" svg:y1="0.191cm" svg:x2="3.198cm" svg:y2="1.224cm"><text:p/></draw:line><draw:line draw:style-name="gr13" draw:text-style-name="P89" svg:x1="3.3cm" svg:y1="0.191cm" svg:x2="3.3cm" svg:y2="1.224cm"><text:p/></draw:line><draw:line draw:style-name="gr13" draw:text-style-name="P89" svg:x1="3.398cm" svg:y1="0.191cm" svg:x2="3.398cm" svg:y2="1.224cm"><text:p/></draw:line><draw:line draw:style-name="gr13" draw:text-style-name="P89" svg:x1="3.6cm" svg:y1="0.191cm" svg:x2="3.6cm" svg:y2="1.224cm"><text:p/></draw:line><draw:line draw:style-name="gr13" draw:text-style-name="P89" svg:x1="3.698cm" svg:y1="0.191cm" svg:x2="3.698cm" svg:y2="1.224cm"><text:p/></draw:line><draw:line draw:style-name="gr13" draw:text-style-name="P89" svg:x1="3.797cm" svg:y1="0.191cm" svg:x2="3.797cm" svg:y2="1.224cm"><text:p/></draw:line><draw:line draw:style-name="gr13" draw:text-style-name="P89" svg:x1="3.899cm" svg:y1="0.191cm" svg:x2="3.899cm" svg:y2="1.224cm"><text:p/></draw:line><draw:line draw:style-name="gr13" draw:text-style-name="P89" svg:x1="4.097cm" svg:y1="0.191cm" svg:x2="4.097cm" svg:y2="1.224cm"><text:p/></draw:line><draw:line draw:style-name="gr13" draw:text-style-name="P89" svg:x1="4.199cm" svg:y1="0.191cm" svg:x2="4.199cm" svg:y2="1.224cm"><text:p/></draw:line><draw:line draw:style-name="gr13" draw:text-style-name="P89" svg:x1="4.297cm" svg:y1="0.191cm" svg:x2="4.297cm" svg:y2="1.224cm"><text:p/></draw:line><draw:line draw:style-name="gr13" draw:text-style-name="P89" svg:x1="4.399cm" svg:y1="0.191cm" svg:x2="4.399cm" svg:y2="1.224cm"><text:p/></draw:line><draw:line draw:style-name="gr13" draw:text-style-name="P89" svg:x1="4.597cm" svg:y1="0.191cm" svg:x2="4.597cm" svg:y2="1.224cm"><text:p/></draw:line><draw:line draw:style-name="gr13" draw:text-style-name="P89" svg:x1="4.698cm" svg:y1="0.191cm" svg:x2="4.698cm" svg:y2="1.224cm"><text:p/></draw:line><draw:line draw:style-name="gr13" draw:text-style-name="P89" svg:x1="4.796cm" svg:y1="0.191cm" svg:x2="4.796cm" svg:y2="1.224cm"><text:p/></draw:line><draw:line draw:style-name="gr13" draw:text-style-name="P89" svg:x1="4.896cm" svg:y1="0.191cm" svg:x2="4.896cm" svg:y2="1.224cm"><text:p/></draw:line><draw:line draw:style-name="gr13" draw:text-style-name="P89" svg:x1="5.096cm" svg:y1="0.191cm" svg:x2="5.096cm" svg:y2="1.224cm"><text:p/></draw:line><draw:line draw:style-name="gr13" draw:text-style-name="P89" svg:x1="5.198cm" svg:y1="0.191cm" svg:x2="5.198cm" svg:y2="1.224cm"><text:p/></draw:line><draw:line draw:style-name="gr13" draw:text-style-name="P89" svg:x1="5.296cm" svg:y1="0.191cm" svg:x2="5.296cm" svg:y2="1.224cm"><text:p/></draw:line><draw:line draw:style-name="gr13" draw:text-style-name="P89" svg:x1="5.396cm" svg:y1="0.191cm" svg:x2="5.396cm" svg:y2="1.224cm"><text:p/></draw:line><draw:line draw:style-name="gr13" draw:text-style-name="P89" svg:x1="5.596cm" svg:y1="0.191cm" svg:x2="5.596cm" svg:y2="1.224cm"><text:p/></draw:line><draw:line draw:style-name="gr13" draw:text-style-name="P89" svg:x1="5.695cm" svg:y1="0.191cm" svg:x2="5.695cm" svg:y2="1.224cm"><text:p/></draw:line><draw:line draw:style-name="gr13" draw:text-style-name="P89" svg:x1="5.797cm" svg:y1="0.191cm" svg:x2="5.797cm" svg:y2="1.224cm"><text:p/></draw:line><draw:line draw:style-name="gr13" draw:text-style-name="P89" svg:x1="5.895cm" svg:y1="0.191cm" svg:x2="5.895cm" svg:y2="1.224cm"><text:p/></draw:line><draw:line draw:style-name="gr13" draw:text-style-name="P89" svg:x1="6.095cm" svg:y1="0.191cm" svg:x2="6.095cm" svg:y2="1.224cm"><text:p/></draw:line><draw:line draw:style-name="gr13" draw:text-style-name="P89" svg:x1="6.195cm" svg:y1="0.191cm" svg:x2="6.195cm" svg:y2="1.224cm"><text:p/></draw:line><draw:line draw:style-name="gr13" draw:text-style-name="P89" svg:x1="6.297cm" svg:y1="0.191cm" svg:x2="6.297cm" svg:y2="1.224cm"><text:p/></draw:line><draw:line draw:style-name="gr13" draw:text-style-name="P89" svg:x1="6.395cm" svg:y1="0.191cm" svg:x2="6.395cm" svg:y2="1.224cm"><text:p/></draw:line><draw:line draw:style-name="gr13" draw:text-style-name="P89" svg:x1="6.596cm" svg:y1="0.191cm" svg:x2="6.596cm" svg:y2="1.224cm"><text:p/></draw:line><draw:line draw:style-name="gr13" draw:text-style-name="P89" svg:x1="6.694cm" svg:y1="0.191cm" svg:x2="6.694cm" svg:y2="1.224cm"><text:p/></draw:line><draw:line draw:style-name="gr13" draw:text-style-name="P89" svg:x1="6.794cm" svg:y1="0.191cm" svg:x2="6.794cm" svg:y2="1.224cm"><text:p/></draw:line><draw:line draw:style-name="gr13" draw:text-style-name="P89" svg:x1="6.896cm" svg:y1="0.191cm" svg:x2="6.896cm" svg:y2="1.224cm"><text:p/></draw:line><draw:line draw:style-name="gr13" draw:text-style-name="P89" svg:x1="7.096cm" svg:y1="0.191cm" svg:x2="7.096cm" svg:y2="1.224cm"><text:p/></draw:line><draw:line draw:style-name="gr13" draw:text-style-name="P89" svg:x1="7.194cm" svg:y1="0.191cm" svg:x2="7.194cm" svg:y2="1.224cm"><text:p/></draw:line><draw:line draw:style-name="gr13" draw:text-style-name="P89" svg:x1="7.294cm" svg:y1="0.191cm" svg:x2="7.294cm" svg:y2="1.224cm"><text:p/></draw:line><draw:line draw:style-name="gr13" draw:text-style-name="P89" svg:x1="7.395cm" svg:y1="0.191cm" svg:x2="7.395cm" svg:y2="1.224cm"><text:p/></draw:line><draw:line draw:style-name="gr13" draw:text-style-name="P89" svg:x1="7.593cm" svg:y1="0.191cm" svg:x2="7.593cm" svg:y2="1.224cm"><text:p/></draw:line><draw:line draw:style-name="gr13" draw:text-style-name="P89" svg:x1="7.695cm" svg:y1="0.191cm" svg:x2="7.695cm" svg:y2="1.224cm"><text:p/></draw:line><draw:line draw:style-name="gr13" draw:text-style-name="P89" svg:x1="7.793cm" svg:y1="0.191cm" svg:x2="7.793cm" svg:y2="1.224cm"><text:p/></draw:line><draw:line draw:style-name="gr13" draw:text-style-name="P89" svg:x1="7.895cm" svg:y1="0.191cm" svg:x2="7.895cm" svg:y2="1.224cm"><text:p/></draw:line><draw:line draw:style-name="gr13" draw:text-style-name="P89" svg:x1="8.093cm" svg:y1="0.191cm" svg:x2="8.093cm" svg:y2="1.224cm"><text:p/></draw:line><draw:line draw:style-name="gr13" draw:text-style-name="P89" svg:x1="8.195cm" svg:y1="0.191cm" svg:x2="8.195cm" svg:y2="1.224cm"><text:p/></draw:line><draw:line draw:style-name="gr13" draw:text-style-name="P89" svg:x1="8.293cm" svg:y1="0.191cm" svg:x2="8.293cm" svg:y2="1.224cm"><text:p/></draw:line><draw:line draw:style-name="gr13" draw:text-style-name="P89" svg:x1="8.392cm" svg:y1="0.191cm" svg:x2="8.392cm" svg:y2="1.224cm"><text:p/></draw:line><draw:line draw:style-name="gr13" draw:text-style-name="P89" svg:x1="8.592cm" svg:y1="0.191cm" svg:x2="8.592cm" svg:y2="1.224cm"><text:p/></draw:line><draw:line draw:style-name="gr13" draw:text-style-name="P89" svg:x1="8.694cm" svg:y1="0.191cm" svg:x2="8.694cm" svg:y2="1.224cm"><text:p/></draw:line><draw:line draw:style-name="gr13" draw:text-style-name="P89" svg:x1="8.792cm" svg:y1="0.191cm" svg:x2="8.792cm" svg:y2="1.224cm"><text:p/></draw:line><draw:line draw:style-name="gr13" draw:text-style-name="P89" svg:x1="8.892cm" svg:y1="0.191cm" svg:x2="8.892cm" svg:y2="1.224cm"><text:p/></draw:line><draw:line draw:style-name="gr13" draw:text-style-name="P89" svg:x1="0.002cm" svg:y1="0.293cm" svg:x2="8.991cm" svg:y2="0.293cm"><text:p/></draw:line><draw:line draw:style-name="gr13" draw:text-style-name="P89" svg:x1="0.002cm" svg:y1="0.398cm" svg:x2="8.991cm" svg:y2="0.398cm"><text:p/></draw:line><draw:line draw:style-name="gr13" draw:text-style-name="P89" svg:x1="0.002cm" svg:y1="0.501cm" svg:x2="8.991cm" svg:y2="0.501cm"><text:p/></draw:line><draw:line draw:style-name="gr13" draw:text-style-name="P89" svg:x1="0.002cm" svg:y1="0.607cm" svg:x2="8.991cm" svg:y2="0.607cm"><text:p/></draw:line><draw:line draw:style-name="gr13" draw:text-style-name="P89" svg:x1="0.002cm" svg:y1="0.815cm" svg:x2="8.991cm" svg:y2="0.815cm"><text:p/></draw:line><draw:line draw:style-name="gr13" draw:text-style-name="P89" svg:x1="0.002cm" svg:y1="0.914cm" svg:x2="8.991cm" svg:y2="0.914cm"><text:p/></draw:line><draw:line draw:style-name="gr13" draw:text-style-name="P89" svg:x1="0.002cm" svg:y1="1.019cm" svg:x2="8.991cm" svg:y2="1.019cm"><text:p/></draw:line><draw:line draw:style-name="gr13" draw:text-style-name="P89" svg:x1="0.002cm" svg:y1="1.122cm" svg:x2="8.991cm" svg:y2="1.122cm"><text:p/></draw:line><draw:line draw:style-name="gr14" draw:text-style-name="P89" svg:x1="0.501cm" svg:y1="0.191cm" svg:x2="0.501cm" svg:y2="1.224cm"><text:p/></draw:line><draw:line draw:style-name="gr14" draw:text-style-name="P89" svg:x1="1.502cm" svg:y1="0.191cm" svg:x2="1.502cm" svg:y2="1.224cm"><text:p/></draw:line><draw:line draw:style-name="gr14" draw:text-style-name="P89" svg:x1="2.501cm" svg:y1="0.191cm" svg:x2="2.501cm" svg:y2="1.224cm"><text:p/></draw:line><draw:line draw:style-name="gr14" draw:text-style-name="P89" svg:x1="3.498cm" svg:y1="0.191cm" svg:x2="3.498cm" svg:y2="1.224cm"><text:p/></draw:line><draw:line draw:style-name="gr14" draw:text-style-name="P89" svg:x1="4.497cm" svg:y1="0.191cm" svg:x2="4.497cm" svg:y2="1.224cm"><text:p/></draw:line><draw:line draw:style-name="gr14" draw:text-style-name="P89" svg:x1="5.498cm" svg:y1="0.191cm" svg:x2="5.498cm" svg:y2="1.224cm"><text:p/></draw:line><draw:line draw:style-name="gr14" draw:text-style-name="P89" svg:x1="6.494cm" svg:y1="0.191cm" svg:x2="6.494cm" svg:y2="1.224cm"><text:p/></draw:line><draw:line draw:style-name="gr14" draw:text-style-name="P89" svg:x1="7.493cm" svg:y1="0.191cm" svg:x2="7.493cm" svg:y2="1.224cm"><text:p/></draw:line><draw:line draw:style-name="gr14" draw:text-style-name="P89" svg:x1="8.494cm" svg:y1="0.191cm" svg:x2="8.494cm" svg:y2="1.224cm"><text:p/></draw:line><draw:line draw:style-name="gr15" draw:text-style-name="P89" svg:x1="0.002cm" svg:y1="0.712cm" svg:x2="8.991cm" svg:y2="0.712cm"><text:p/></draw:line><draw:line draw:style-name="gr16" draw:text-style-name="P89" svg:x1="0.002cm" svg:y1="0.191cm" svg:x2="0.002cm" svg:y2="1.224cm"><text:p/></draw:line><draw:line draw:style-name="gr16" draw:text-style-name="P89" svg:x1="1.001cm" svg:y1="0.191cm" svg:x2="1.001cm" svg:y2="1.224cm"><text:p/></draw:line><draw:line draw:style-name="gr16" draw:text-style-name="P89" svg:x1="2.001cm" svg:y1="0.191cm" svg:x2="2.001cm" svg:y2="1.224cm"><text:p/></draw:line><draw:line draw:style-name="gr16" draw:text-style-name="P89" svg:x1="2.998cm" svg:y1="0.191cm" svg:x2="2.998cm" svg:y2="1.224cm"><text:p/></draw:line><draw:line draw:style-name="gr16" draw:text-style-name="P89" svg:x1="3.997cm" svg:y1="0.191cm" svg:x2="3.997cm" svg:y2="1.224cm"><text:p/></draw:line><draw:line draw:style-name="gr16" draw:text-style-name="P89" svg:x1="4.998cm" svg:y1="0.191cm" svg:x2="4.998cm" svg:y2="1.224cm"><text:p/></draw:line><draw:line draw:style-name="gr16" draw:text-style-name="P89" svg:x1="5.997cm" svg:y1="0.191cm" svg:x2="5.997cm" svg:y2="1.224cm"><text:p/></draw:line><draw:line draw:style-name="gr16" draw:text-style-name="P89" svg:x1="6.994cm" svg:y1="0.191cm" svg:x2="6.994cm" svg:y2="1.224cm"><text:p/></draw:line><draw:line draw:style-name="gr16" draw:text-style-name="P89" svg:x1="7.993cm" svg:y1="0.191cm" svg:x2="7.993cm" svg:y2="1.224cm"><text:p/></draw:line><draw:line draw:style-name="gr16" draw:text-style-name="P89" svg:x1="0.002cm" svg:y1="0.191cm" svg:x2="8.991cm" svg:y2="0.191cm"><text:p/></draw:line><draw:line draw:style-name="gr16" draw:text-style-name="P89" svg:x1="8.994cm" svg:y1="0.191cm" svg:x2="8.994cm" svg:y2="1.224cm"><text:p/></draw:line><draw:line draw:style-name="gr16" draw:text-style-name="P89" svg:x1="0.002cm" svg:y1="1.227cm" svg:x2="8.991cm" svg:y2="1.227cm"><text:p/></draw:line></draw:g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2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3" draw:display-name="Transparency 3" draw:style="linear" draw:start="35%" draw:end="0%" draw:angle="90deg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" fo:font-family="'Bitstream Vera Sans'" style:font-style-name="Roman" style:font-family-generic="swiss" style:font-pitch="variable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Frame_20_contents" style:display-name="Frame contents" style:family="paragraph" style:parent-style-name="Text_20_body" style:class="extra"/>
    <style:style style:name="Math" style:family="paragraph" style:parent-style-name="Text_20_body">
      <style:text-properties style:font-name="Times New Roman1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4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2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4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6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6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1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Default_20_Paragraph_20_Font" style:display-name="Default Paragraph Font" style:family="text"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2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1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M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8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40e4a9"/>
    </style:style>
    <style:style style:name="M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style:text-properties fo:font-size="3pt" style:font-size-asian="4pt" style:font-size-complex="4pt"/>
    </style:style>
    <style:style style:name="M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4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2b099"/>
    </style:style>
    <style:style style:name="M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1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092b099" officeooo:paragraph-rsid="00d4df5c" fo:background-color="transparent"/>
    </style:style>
    <style:style style:name="MP1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0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1" style:family="paragraph" style:parent-style-name="Header">
      <style:text-properties fo:font-size="14pt" style:font-size-asian="14pt" style:font-size-complex="14pt"/>
    </style:style>
    <style:style style:name="MP2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3" style:family="paragraph" style:parent-style-name="Standard">
      <style:text-properties fo:font-size="6pt" style:font-size-asian="6pt" style:font-size-complex="6pt"/>
    </style:style>
    <style:style style:name="MP24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26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Titre_20_d_27_exercices_20_livret" style:list-style-name="_5f_Numérotation_20_des_20_exercices_20_livrets"/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oter">
      <style:text-properties officeooo:paragraph-rsid="00c384cf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0731d9b"/>
    </style:style>
    <style:style style:name="MT3" style:family="text">
      <style:text-properties officeooo:rsid="008794fa"/>
    </style:style>
    <style:style style:name="MT4" style:family="text">
      <style:text-properties fo:font-size="12pt" style:font-size-asian="12pt" style:font-size-complex="12pt"/>
    </style:style>
    <style:style style:name="MT5" style:family="text">
      <style:text-properties fo:font-variant="small-caps" fo:font-size="15pt" style:font-size-asian="15pt" style:font-size-complex="15pt"/>
    </style:style>
    <style:style style:name="MT6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7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MT8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1" style:family="text">
      <style:text-properties fo:font-variant="small-caps" officeooo:rsid="00990660"/>
    </style:style>
    <style:style style:name="MT12" style:family="text">
      <style:text-properties fo:font-variant="small-caps" officeooo:rsid="0054f64f"/>
    </style:style>
    <style:style style:name="MT13" style:family="text">
      <style:text-properties fo:font-variant="small-caps" officeooo:rsid="00b5d2d1"/>
    </style:style>
    <style:style style:name="MT14" style:family="text">
      <style:text-properties fo:font-variant="small-caps" officeooo:rsid="00b6801f"/>
    </style:style>
    <style:style style:name="MT15" style:family="text">
      <style:text-properties officeooo:rsid="002925a2"/>
    </style:style>
    <style:style style:name="MT16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0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7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5f_Fiche_20_éditeur_20__28_une_20_colonne_29__20_impaire_20__28_D_29_" style:display-name="_Fiche éditeur (une colonne) impaire (D)" style:page-layout-name="Mpm10">
      <style:header>
        <text:p text:style-name="_5f_Header_20_page_20_impaire_20__28_D_29_"><draw:path text:anchor-type="paragraph" draw:z-index="2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10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ie 1</text:span></text:p></draw:text-box></draw:frame><draw:line text:anchor-type="paragraph" draw:z-index="11" draw:name="Shape3_2" draw:style-name="Mgr3" draw:text-style-name="MP4" svg:x1="16.572cm" svg:y1="0.36cm" svg:x2="20.495cm" svg:y2="0.344cm"><text:p/></draw:line>Angles : Comprendre la notion d’angle </text:p>
      </style:header>
      <style:footer>
        <text:h text:style-name="MP5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1" style:next-style-name="_5f_Fiche_20_éditeur_20__28_une_20_colonne_29__20_impaire_20__28_D_29_">
      <style:header>
        <text:p text:style-name="_5f_Header_20_page_20_paire_20__28_G_29_"><draw:path text:anchor-type="paragraph" draw:z-index="32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0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ie 1</text:span></text:p></draw:text-box></draw:frame><draw:line text:anchor-type="paragraph" draw:z-index="1" draw:name="Shape3_3" draw:style-name="Mgr3" draw:text-style-name="MP4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2" style:next-style-name="_5f_Fiche_20_éditeur_20_page_20_impaire_20__28_D_29_">
      <style:header>
        <text:p text:style-name="MP6"><draw:line text:anchor-type="paragraph" draw:z-index="13" draw:name="Shape3" draw:style-name="Mgr5" draw:text-style-name="MP2" svg:x1="18.508cm" svg:y1="0.36cm" svg:x2="20.496cm" svg:y2="0.36cm"><text:p/></draw:line><text:span text:style-name="MT2">Nombres entiers et décimaux </text:span>: <text:s/><text:span text:style-name="MT2">La droite gra</text:span><text:span text:style-name="MT3">d</text:span><text:span text:style-name="MT2">uée</text:span></text:p>
      </style:header>
      <style:footer>
        <text:h text:style-name="MP7" text:outline-level="1"><text:span text:style-name="MT3">Nombres entiers et décimaux</text:span> : <text:span text:style-name="MT3">Droite graduée</text:span> </text:h>
      </style:footer>
    </style:master-page>
    <style:master-page style:name="_5f_Fiche_20_éditeur_20_page_20_impaire_20__28_D_29_" style:display-name="_Fiche éditeur page impaire (D)" style:page-layout-name="Mpm13" style:next-style-name="_5f_Fiche_20_éditeur_20_page_20_paire_20__28_G_29_">
      <style:header>
        <text:p text:style-name="MP8"/>
      </style:header>
      <style:footer>
        <text:h text:style-name="MP9" text:outline-level="1"><text:s/>: </text:h>
      </style:footer>
      <style:footer-left>
        <text:p text:style-name="MP10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4">
      <style:header>
        <text:p text:style-name="MP11"/>
        <text:p text:style-name="MP12"><text:span text:style-name="MT4">Chapitre N3 :</text:span> <text:span text:style-name="MT5">Nombres fractions</text:span></text:p>
        <text:p text:style-name="MP13">Série 2 : Fractions et partage <text:s text:c="75"/></text:p>
      </style:header>
    </style:master-page>
    <style:master-page style:name="SERIE_5f_G_5f_GAUCHE_5f_ET_5f_DROITE_5f_2COL" style:display-name="SERIE_G_GAUCHE_ET_DROITE_2COL" style:page-layout-name="Mpm15" draw:style-name="Mdp1">
      <style:header>
        <text:p text:style-name="MP14"><draw:line text:anchor-type="paragraph" draw:z-index="33" draw:name="Shape3_1" draw:style-name="Mgr5" draw:text-style-name="MP2" svg:x1="18.235cm" svg:y1="0.36cm" svg:x2="20.496cm" svg:y2="0.36cm"><text:p/></draw:line><text:span text:style-name="MT2">Nombres entiers et décimaux </text:span>: <text:s/><text:span text:style-name="MT2">La droite gra</text:span><text:span text:style-name="MT3">d</text:span><text:span text:style-name="MT2">uée</text:span></text:p>
      </style:header>
      <style:footer>
        <text:p text:style-name="MP15"><draw:frame draw:style-name="Mfr1" draw:name="Frame7" text:anchor-type="paragraph" svg:y="-0.06cm" draw:z-index="28"><draw:text-box fo:min-height="0.499cm" fo:min-width="7.096cm"><draw:frame draw:style-name="Mfr2" draw:name="Frame8" text:anchor-type="frame" svg:x="0.45cm" svg:y="0.079cm" svg:width="0.817cm" draw:z-index="29"><draw:text-box fo:min-height="0.355cm"><text:p text:style-name="MP16"><draw:g text:anchor-type="paragraph" draw:z-index="31" draw:name="Shape4_5" draw:style-name="Mgr6"><draw:path draw:style-name="Mgr7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18">nombres entiers et décimaux : La droite graduée</text:p></draw:text-box></draw:frame></text:p>
      </style:footer>
    </style:master-page>
    <style:master-page style:name="odile" style:page-layout-name="Mpm16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24" draw:name="Shape5" draw:style-name="Mgr8"><draw:ellipse draw:style-name="Mgr9" draw:text-style-name="MP19" svg:width="1.715cm" svg:height="1.784cm" svg:x="0cm" svg:y="0.004cm" draw:kind="arc" draw:start-angle="90.48" draw:end-angle="269.56"><text:p/></draw:ellipse><draw:line draw:style-name="Mgr9" draw:text-style-name="MP19" svg:x1="0.847cm" svg:y1="0.002cm" svg:x2="18.167cm" svg:y2="0.002cm"><text:p/></draw:line><draw:line draw:style-name="Mgr9" draw:text-style-name="MP19" svg:x1="0.847cm" svg:y1="1.782cm" svg:x2="18.158cm" svg:y2="1.782cm"><text:p/></draw:line><draw:ellipse draw:style-name="Mgr9" draw:text-style-name="MP19" svg:width="1.719cm" svg:height="1.782cm" svg:x="17.29cm" svg:y="0cm" draw:kind="arc" draw:start-angle="270.5" draw:end-angle="89.48"><text:p/></draw:ellipse><draw:frame draw:style-name="Mgr10" draw:text-style-name="MP20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21">N1 : Priorités, distributivité</text:p>
                    </table:table-cell>
                    <table:table-cell table:style-name="Tableau5.A1" office:value-type="string">
                      <text:p text:style-name="MP21"/>
                    </table:table-cell>
                  </table:table-row>
                  <table:table-row>
                    <table:table-cell table:style-name="Tableau5.A1" office:value-type="string">
                      <text:p text:style-name="MP22">Série 1 : Priorités opératoires</text:p>
                    </table:table-cell>
                    <table:table-cell table:style-name="Tableau5.A1" office:value-type="string">
                      <text:p text:style-name="MP22"/>
                    </table:table-cell>
                  </table:table-row>
                </table:table>
              </table:table-cell>
            </table:table-row>
          </table:table-header-rows>
        </table:table>
        <text:p text:style-name="MP23"><text:span text:style-name="corps"><text:span text:style-name="MT6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25" draw:name="Shape6" draw:style-name="Mgr8"><draw:ellipse draw:style-name="Mgr9" draw:text-style-name="MP19" svg:width="1.715cm" svg:height="1.784cm" svg:x="0cm" svg:y="0.004cm" draw:kind="arc" draw:start-angle="90.48" draw:end-angle="269.56"><text:p/></draw:ellipse><draw:line draw:style-name="Mgr9" draw:text-style-name="MP19" svg:x1="0.847cm" svg:y1="0.002cm" svg:x2="18.167cm" svg:y2="0.002cm"><text:p/></draw:line><draw:line draw:style-name="Mgr9" draw:text-style-name="MP19" svg:x1="0.847cm" svg:y1="1.782cm" svg:x2="18.158cm" svg:y2="1.782cm"><text:p/></draw:line><draw:ellipse draw:style-name="Mgr9" draw:text-style-name="MP19" svg:width="1.719cm" svg:height="1.782cm" svg:x="17.29cm" svg:y="0cm" draw:kind="arc" draw:start-angle="270.5" draw:end-angle="89.48"><text:p/></draw:ellipse><draw:frame draw:style-name="Mgr10" draw:text-style-name="MP20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21">5N1 : Priorités, distributivité</text:p>
                    </table:table-cell>
                    <table:table-cell table:style-name="Tableau7.A1" office:value-type="string">
                      <text:p text:style-name="MP21"/>
                    </table:table-cell>
                  </table:table-row>
                  <table:table-row>
                    <table:table-cell table:style-name="Tableau7.A1" office:value-type="string">
                      <text:p text:style-name="MP22">Série 1 : Priorités opératoires</text:p>
                    </table:table-cell>
                    <table:table-cell table:style-name="Tableau7.A1" office:value-type="string">
                      <text:p text:style-name="MP22"/>
                    </table:table-cell>
                  </table:table-row>
                </table:table>
              </table:table-cell>
            </table:table-row>
          </table:table-header-rows>
        </table:table>
        <text:p text:style-name="MP23"><text:span text:style-name="corps"><text:span text:style-name="MT6"/></text:span></text:p>
      </style:header-left>
      <style:footer>
        <text:p text:style-name="MP24"><text:span text:style-name="MT7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7" draw:style-name="Mdp2">
      <style:header>
        <text:p text:style-name="MP25">Série 4 : Constructions (2)</text:p>
      </style:header>
      <style:footer>
        <text:p text:style-name="MP26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8">
      <style:header>
        <text:p text:style-name="MP25">Série 6 : Démonstrations (2)</text:p>
        <text:list xml:id="list4156004787" text:style-name="_5f_Numérotation_20_des_20_exercices_20_livrets">
          <text:list-item>
            <text:h text:style-name="MP27" text:outline-level="1">Sans justi</text:h>
          </text:list-item>
        </text:list>
      </style:header>
      <style:footer>
        <text:p text:style-name="MP26">Parallélogrammes : Chapitre G3</text:p>
      </style:footer>
    </style:master-page>
    <style:master-page style:name="SERIE_5f_G_5f_GAUCHE_5f_ET_5f_DROITE_5f_1COL" style:display-name="SERIE_G_GAUCHE_ET_DROITE_1COL" style:page-layout-name="Mpm19" draw:style-name="Mdp1">
      <style:header>
        <text:p text:style-name="_5f_En-tête"><text:s/><text:span text:style-name="MT8">Calculer</text:span> : <text:span text:style-name="MT8">Additionner et soustraire</text:span></text:p>
      </style:header>
      <style:footer>
        <text:p text:style-name="MP28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16"><text:page-number text:select-page="current">0</text:page-number></text:p></draw:text-box></draw:frame><text:p text:style-name="MP29"><text:span text:style-name="MT9">Calculer : additionner et soustraire</text:span><text:span text:style-name="MT10"> </text:span></text:p></draw:text-box></draw:frame><draw:g text:anchor-type="paragraph" draw:z-index="26" draw:name="Shape4_3" draw:style-name="Mgr6"><draw:path draw:style-name="Mgr7" draw:text-style-name="MP1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g text:anchor-type="paragraph" draw:z-index="27" draw:name="Shape4_0" draw:style-name="Mgr6"><draw:path draw:style-name="Mgr11" draw:text-style-name="MP30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16"><text:page-number text:select-page="current">0</text:page-number></text:p></draw:text-box></draw:frame><text:p text:style-name="MP29"><text:span text:style-name="MT9">Calculer</text:span><text:span text:style-name="MT10"> : </text:span><text:span text:style-name="MT9">additionner et soustraire</text:span></text:p></draw:text-box></draw:frame><draw:g text:anchor-type="paragraph" draw:z-index="30" draw:name="Shape4_4" draw:style-name="Mgr6"><draw:path draw:style-name="Mgr7" draw:text-style-name="MP1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0" draw:style-name="Mdp1">
      <style:header>
        <text:p text:style-name="MP31"><text:span text:style-name="MT11">Géométrie plane</text:span><text:span text:style-name="MT12"> : </text:span><text:span text:style-name="MT13">Parallèles, perpendiculaires,<text:line-break/> </text:span><text:span text:style-name="MT14">distances</text:span></text:p>
      </style:header>
      <style:footer>
        <text:p text:style-name="MP28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16"><draw:g text:anchor-type="paragraph" draw:z-index="23" draw:name="Shape4" draw:style-name="Mgr6"><draw:path draw:style-name="Mgr12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15">espace</text:span> • <text:span text:style-name="MT16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2T16:23:37.384777335</meta:creation-date>
    <dc:title>lycee_v3</dc:title>
    <meta:editing-duration>PT8H9M4S</meta:editing-duration>
    <meta:editing-cycles>109</meta:editing-cycles>
    <meta:generator>LibreOffice/7.0.0.3$Linux_X86_64 LibreOffice_project/8061b3e9204bef6b321a21033174034a5e2ea88e</meta:generator>
    <dc:date>2021-01-25T15:49:34.024225212</dc:date>
    <meta:document-statistic meta:table-count="11" meta:image-count="0" meta:object-count="0" meta:page-count="1" meta:paragraph-count="116" meta:word-count="426" meta:character-count="2408" meta:non-whitespace-character-count="1947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